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Pictures/10000000000004220000031A708F2938FA32B4A6.png" manifest:media-type="image/png"/>
  <manifest:file-entry manifest:full-path="Pictures/100000000000033C0000026DFE0BE24429D9C536.png" manifest:media-type="image/png"/>
  <manifest:file-entry manifest:full-path="Pictures/1000020100000500000002D03918081590A75FCF.png" manifest:media-type="image/png"/>
  <manifest:file-entry manifest:full-path="Pictures/1000020100000500000002D0F25E20EA381A5EBD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MS Gothic" svg:font-family="'MS Gothic'" style:font-pitch="variable"/>
    <style:font-face style:name="Tahoma1" svg:font-family="Tahoma" style:font-pitch="variable"/>
    <style:font-face style:name="新宋体1" svg:font-family="新宋体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across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4.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729fcf" draw:auto-grow-height="true" draw:auto-grow-width="false" fo:max-height="0cm" fo:min-height="0.63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  <style:paragraph-properties style:writing-mode="lr-tb"/>
    </style:style>
    <style:style style:name="gr5" style:family="graphic" style:parent-style-name="objectwithoutfill">
      <style:graphic-properties draw:marker-end="线条箭头_20_1" draw:marker-end-width="0.3cm" draw:fill="none" draw:textarea-vertical-align="middle"/>
    </style:style>
    <style:style style:name="gr6" style:family="graphic" style:parent-style-name="objectwithoutfill">
      <style:graphic-properties draw:marker-end="线条箭头_20_2" draw:marker-end-width="0.3cm" draw:fill="none" draw:textarea-vertical-align="middle"/>
    </style:style>
    <style:style style:name="gr7" style:family="graphic" style:parent-style-name="objectwithoutfill">
      <style:graphic-properties draw:marker-end="线条箭头_20_3" draw:marker-end-width="0.3cm" draw:fill="none" draw:textarea-vertical-align="middle"/>
    </style:style>
    <style:style style:name="gr8" style:family="graphic" style:parent-style-name="objectwithoutfill">
      <style:graphic-properties draw:marker-end="线条箭头_20_4" draw:marker-end-width="0.3cm" draw:fill="none" draw:textarea-vertical-align="middle"/>
    </style:style>
    <style:style style:name="gr9" style:family="graphic" style:parent-style-name="objectwithoutfill">
      <style:graphic-properties draw:marker-end="线条箭头_20_5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1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05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15" style:family="graphic" style:parent-style-name="objectwithoutfill">
      <style:graphic-properties draw:marker-end="线条箭头_20_6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94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18" style:family="graphic" style:parent-style-name="objectwithoutfill">
      <style:graphic-properties draw:marker-end="线条箭头_20_7" draw:marker-end-width="0.3cm" draw:fill="none" draw:textarea-vertical-align="middle"/>
    </style:style>
    <style:style style:name="gr19" style:family="graphic" style:parent-style-name="objectwithoutfill">
      <style:graphic-properties draw:marker-end="线条箭头_20_8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25cm"/>
      <style:paragraph-properties style:writing-mode="lr-tb"/>
    </style:style>
    <style:style style:name="gr21" style:family="graphic" style:parent-style-name="objectwithoutfill">
      <style:graphic-properties draw:marker-end="线条箭头_20_9" draw:marker-end-width="0.3cm" draw:fill="none" draw:textarea-vertical-align="middle"/>
    </style:style>
    <style:style style:name="gr22" style:family="graphic" style:parent-style-name="objectwithoutfill">
      <style:graphic-properties draw:fill="none" draw:textarea-vertical-align="middle"/>
    </style:style>
    <style:style style:name="gr23" style:family="graphic" style:parent-style-name="standard">
      <style:graphic-properties draw:textarea-horizontal-align="justify" draw:textarea-vertical-align="middle" draw:auto-grow-height="false" fo:min-height="2.364cm" fo:min-width="7.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0.712cm"/>
      <style:paragraph-properties style:writing-mode="lr-tb"/>
    </style:style>
    <style:style style:name="gr25" style:family="graphic" style:parent-style-name="objectwithoutfill">
      <style:graphic-properties draw:marker-end="线条箭头_20_10" draw:marker-end-width="0.3cm" draw:fill="none" draw:textarea-vertical-align="top"/>
    </style:style>
    <style:style style:name="gr26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2.941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53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71cm"/>
      <style:paragraph-properties style:writing-mode="lr-tb"/>
    </style:style>
    <style:style style:name="gr29" style:family="graphic" style:parent-style-name="standard">
      <style:graphic-properties draw:stroke="solid" svg:stroke-width="0.028cm" svg:stroke-color="#000000" draw:marker-start="" draw:marker-start-width="0.302cm" draw:marker-start-center="false" draw:marker-end="" draw:marker-end-width="0.302cm" draw:marker-end-center="false" svg:stroke-opacity="100%" draw:stroke-linejoin="miter" draw:fill="solid" draw:fill-color="#729fcf" draw:secondary-fill-color="#d4ea6b" draw:opacity="100%" draw:textarea-horizontal-align="left" draw:textarea-vertical-align="middle" draw:auto-grow-height="false" draw:fit-to-size="false" style:shrink-to-fit="false" fo:min-height="0.741cm" fo:min-width="2.001cm" fo:padding-top="0.13cm" fo:padding-bottom="0.13cm" fo:padding-left="0.25cm" fo:padding-right="0.25cm" fo:wrap-option="wrap" draw:shadow="visible" draw:shadow-offset-x="0.141cm" draw:shadow-offset-y="0.141cm" draw:shadow-color="#2a6099" draw:shadow-opacity="20%"/>
      <style:paragraph-properties style:writing-mode="lr-tb"/>
    </style:style>
    <style:style style:name="gr30" style:family="graphic" style:parent-style-name="objectwithoutfill">
      <style:graphic-properties draw:marker-end="线条箭头_20_11" draw:marker-end-width="0.3cm" draw:fill="none" draw:textarea-vertical-align="middle"/>
    </style:style>
    <style:style style:name="gr31" style:family="graphic" style:parent-style-name="standard">
      <style:graphic-properties draw:stroke="solid" svg:stroke-width="0.028cm" svg:stroke-color="#000000" draw:marker-start="" draw:marker-start-width="0.302cm" draw:marker-start-center="false" draw:marker-end="" draw:marker-end-width="0.302cm" draw:marker-end-center="false" svg:stroke-opacity="100%" draw:stroke-linejoin="miter" draw:fill="solid" draw:fill-color="#729fcf" draw:secondary-fill-color="#d4ea6b" draw:opacity="100%" draw:textarea-horizontal-align="left" draw:textarea-vertical-align="middle" draw:auto-grow-height="false" draw:fit-to-size="false" style:shrink-to-fit="false" fo:min-height="0.741cm" fo:min-width="1.501cm" fo:padding-top="0.13cm" fo:padding-bottom="0.13cm" fo:padding-left="0.25cm" fo:padding-right="0.25cm" fo:wrap-option="wrap" draw:shadow="visible" draw:shadow-offset-x="0.141cm" draw:shadow-offset-y="0.141cm" draw:shadow-color="#2a6099" draw:shadow-opacity="20%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2.371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0.335cm" fo:min-width="2.5cm"/>
      <style:paragraph-properties style:writing-mode="lr-tb"/>
    </style:style>
    <style:style style:name="gr35" style:family="graphic" style:parent-style-name="objectwithoutfill">
      <style:graphic-properties draw:marker-end="线条箭头_20_12" draw:marker-end-width="0.3cm" draw:fill="none" draw:textarea-vertical-align="middle"/>
    </style:style>
    <style:style style:name="gr36" style:family="graphic" style:parent-style-name="standard">
      <style:graphic-properties draw:textarea-horizontal-align="justify" draw:textarea-vertical-align="middle" draw:auto-grow-height="false" fo:min-height="0.543cm" fo:min-width="4cm"/>
      <style:paragraph-properties style:writing-mode="lr-tb"/>
    </style:style>
    <style:style style:name="gr37" style:family="graphic" style:parent-style-name="objectwithoutfill">
      <style:graphic-properties draw:marker-end="线条箭头_20_13" draw:marker-end-width="0.3cm" draw:fill="none" draw:textarea-vertical-align="middle"/>
    </style:style>
    <style:style style:name="gr38" style:family="graphic" style:parent-style-name="objectwithoutfill">
      <style:graphic-properties draw:marker-end="线条箭头_20_28" draw:marker-end-width="0.3cm" draw:fill="none" draw:textarea-vertical-align="middle"/>
    </style:style>
    <style:style style:name="gr39" style:family="graphic" style:parent-style-name="objectwithoutfill">
      <style:graphic-properties draw:marker-end="线条箭头_20_29" draw:marker-end-width="0.3cm" draw:fill="none" draw:textarea-vertical-align="middle"/>
    </style:style>
    <style:style style:name="gr40" style:family="graphic" style:parent-style-name="standard">
      <style:graphic-properties draw:stroke="solid" svg:stroke-width="0.028cm" svg:stroke-color="#000000" draw:marker-start="" draw:marker-start-width="0.302cm" draw:marker-start-center="false" draw:marker-end="" draw:marker-end-width="0.302cm" draw:marker-end-center="false" svg:stroke-opacity="100%" draw:stroke-linejoin="miter" draw:fill="solid" draw:fill-color="#729fcf" draw:secondary-fill-color="#d4ea6b" draw:opacity="100%" draw:textarea-horizontal-align="left" draw:textarea-vertical-align="middle" draw:auto-grow-height="false" draw:fit-to-size="false" style:shrink-to-fit="false" fo:min-height="1.741cm" fo:min-width="2.101cm" fo:padding-top="0.13cm" fo:padding-bottom="0.13cm" fo:padding-left="0.25cm" fo:padding-right="0.25cm" fo:wrap-option="wrap" draw:shadow="visible" draw:shadow-offset-x="0.141cm" draw:shadow-offset-y="0.141cm" draw:shadow-color="#2a6099" draw:shadow-opacity="20%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88cm"/>
      <style:paragraph-properties style:writing-mode="lr-tb"/>
    </style:style>
    <style:style style:name="gr42" style:family="graphic" style:parent-style-name="无填充且无边框的对象">
      <style:graphic-properties draw:textarea-horizontal-align="center" draw:textarea-vertical-align="middle" draw:ole-draw-aspect="1" style:protect="siz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0cm"/>
      <style:paragraph-properties style:writing-mode="lr-tb"/>
    </style:style>
    <style:style style:name="gr45" style:family="graphic" style:parent-style-name="standard">
      <style:graphic-properties draw:stroke="solid" draw:stroke-dash="Ultrafine_20_Dashed" svg:stroke-width="0.018cm" svg:stroke-color="#000000" draw:marker-start="" draw:marker-start-width="0.288cm" draw:marker-start-center="false" draw:marker-end="" draw:marker-end-width="0.288cm" draw:marker-end-center="false" draw:stroke-linejoin="round" svg:stroke-linecap="round" draw:fill="solid" draw:fill-color="#ffffa6" draw:opacity="100%" draw:textarea-horizontal-align="center" draw:textarea-vertical-align="middle" draw:auto-grow-height="false" draw:fit-to-size="false" style:shrink-to-fit="false" fo:min-height="1.247cm" fo:min-width="3.53cm" fo:padding-top="0.127cm" fo:padding-bottom="0.127cm" fo:padding-left="0.247cm" fo:padding-right="0.247cm" fo:wrap-option="wrap" draw:shadow="visible" draw:shadow-offset-x="0.106cm" draw:shadow-offset-y="0.106cm" draw:shadow-color="#808080" draw:shadow-opacity="20%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8" style:family="graphic" style:parent-style-name="objectwithoutfill">
      <style:graphic-properties draw:marker-end="线条箭头_20_14" draw:marker-end-width="0.3cm" draw:fill="none" draw:textarea-vertical-align="middle"/>
    </style:style>
    <style:style style:name="gr49" style:family="graphic" style:parent-style-name="objectwithoutfill">
      <style:graphic-properties draw:marker-end="线条箭头_20_15" draw:marker-end-width="0.3cm" draw:fill="none" draw:textarea-vertical-align="middl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84cm"/>
      <style:paragraph-properties style:writing-mode="lr-tb"/>
    </style:style>
    <style:style style:name="gr51" style:family="graphic" style:parent-style-name="objectwithoutfill">
      <style:graphic-properties draw:marker-end="线条箭头_20_16" draw:marker-end-width="0.3cm" draw:fill="none" draw:textarea-vertical-align="middle"/>
    </style:style>
    <style:style style:name="gr52" style:family="graphic" style:parent-style-name="objectwithoutfill">
      <style:graphic-properties draw:marker-end="线条箭头_20_17" draw:marker-end-width="0.3cm" draw:fill="none" draw:textarea-vertical-align="middle"/>
    </style:style>
    <style:style style:name="gr53" style:family="graphic" style:parent-style-name="objectwithoutfill">
      <style:graphic-properties draw:marker-end="线条箭头_20_18" draw:marker-end-width="0.3cm" draw:fill="none" draw:textarea-vertical-align="middle"/>
    </style:style>
    <style:style style:name="gr54" style:family="graphic" style:parent-style-name="objectwithoutfill">
      <style:graphic-properties draw:marker-end="线条箭头_20_19" draw:marker-end-width="0.3cm" draw:fill="none" draw:textarea-vertical-align="middle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4.202cm"/>
      <style:paragraph-properties style:writing-mode="lr-tb"/>
    </style:style>
    <style:style style:name="gr57" style:family="graphic" style:parent-style-name="objectwithoutfill">
      <style:graphic-properties draw:marker-end="线条箭头_20_20" draw:marker-end-width="0.3cm" draw:fill="none" draw:textarea-vertical-align="middle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59" style:family="graphic" style:parent-style-name="objectwithoutfill">
      <style:graphic-properties draw:marker-end="线条箭头_20_21" draw:marker-end-width="0.3cm" draw:fill="none" draw:textarea-vertical-align="middle"/>
    </style:style>
    <style:style style:name="gr60" style:family="graphic" style:parent-style-name="objectwithoutfill">
      <style:graphic-properties draw:marker-end="线条箭头_20_22" draw:marker-end-width="0.3cm" draw:fill="none" draw:textarea-vertical-align="middle"/>
    </style:style>
    <style:style style:name="gr61" style:family="graphic" style:parent-style-name="objectwithoutfill">
      <style:graphic-properties draw:marker-end="线条箭头_20_23" draw:marker-end-width="0.3cm" draw:fill="none" draw:textarea-vertical-align="middle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4.447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  <style:paragraph-properties style:writing-mode="lr-tb"/>
    </style:style>
    <style:style style:name="gr64" style:family="graphic" style:parent-style-name="objectwithoutfill">
      <style:graphic-properties draw:marker-end="线条箭头_20_24" draw:marker-end-width="0.3cm" draw:fill="none" draw:textarea-vertical-align="middle"/>
    </style:style>
    <style:style style:name="gr65" style:family="graphic" style:parent-style-name="objectwithoutfill">
      <style:graphic-properties draw:marker-end="线条箭头_20_25" draw:marker-end-width="0.3cm" draw:fill="none" draw:textarea-vertical-align="middle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7.2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1.347cm"/>
      <style:paragraph-properties style:writing-mode="lr-tb"/>
    </style:style>
    <style:style style:name="gr68" style:family="graphic" style:parent-style-name="objectwithoutfill">
      <style:graphic-properties draw:marker-end="线条箭头_20_26" draw:marker-end-width="0.3cm" draw:fill="none" draw:textarea-vertical-align="middle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1.982cm"/>
      <style:paragraph-properties style:writing-mode="lr-tb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-outline1">
      <style:graphic-properties fo:min-height="9.135cm"/>
      <style:paragraph-properties style:writing-mode="lr-tb"/>
    </style:style>
    <style:style style:name="pr8" style:family="presentation" style:parent-style-name="Standard-notes">
      <style:graphic-properties draw:fill-color="#ffffff" fo:min-height="13.364cm"/>
      <style:paragraph-properties style:writing-mode="lr-tb"/>
    </style:style>
    <style:style style:name="pr9" style:family="presentation" style:parent-style-name="Standard-outline1">
      <style:graphic-properties draw:textarea-vertical-align="top" fo:min-height="9.135cm"/>
      <style:paragraph-properties style:writing-mode="lr-tb"/>
    </style:style>
    <style:style style:name="pr10" style:family="presentation" style:parent-style-name="Blueprint_20_Plans-title">
      <style:graphic-properties fo:min-height="3.6cm"/>
      <style:paragraph-properties style:writing-mode="lr-tb"/>
    </style:style>
    <style:style style:name="pr11" style:family="presentation" style:parent-style-name="Blueprint_20_Plans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 draw:fill-color="#729fc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/>
    </style:style>
    <style:style style:name="P8" style:family="paragraph">
      <loext:graphic-properties draw:fill="none" draw:fill-color="#ffffff"/>
      <style:paragraph-properties style:writing-mode="lr-tb"/>
      <style:text-properties fo:color="#000000" loext:opacity="100%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 style:writing-mode="lr-tb"/>
      <style:text-properties fo:color="#000000" loext:opacity="100%"/>
    </style:style>
    <style:style style:name="P11" style:family="paragraph">
      <style:paragraph-properties fo:text-align="center"/>
    </style:style>
    <style:style style:name="P12" style:family="paragraph">
      <style:paragraph-properties fo:text-align="start" style:writing-mode="lr-tb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P14" style:family="paragraph">
      <loext:graphic-properties draw:fill="solid" draw:fill-color="#729fcf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ffffa6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cm" fo:margin-bottom="0cm" fo:line-height="100%" fo:text-align="start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P19" style:family="paragraph">
      <style:paragraph-properties style:writing-mode="lr-tb"/>
      <style:text-properties fo:font-size="9pt" style:font-size-asian="9pt" style:font-size-complex="9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size="14pt" style:font-size-asian="14pt" style:font-size-complex="14pt"/>
    </style:style>
    <style:style style:name="T3" style:family="text">
      <style:text-properties fo:color="#000000" loext:opacity="100%" fo:font-size="15pt" style:font-size-asian="15pt" style:font-size-complex="15pt"/>
    </style:style>
    <style:style style:name="T4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0pt" fo:font-style="normal" fo:text-shadow="none" style:text-underline-style="none" fo:font-weight="bold" style:letter-kerning="true" style:font-name-asian="MS Gothic" style:font-size-asian="20pt" style:font-style-asian="normal" style:font-weight-asian="bold" style:font-name-complex="Tahoma1" style:font-size-complex="20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0000" loext:opacity="100%" fo:font-size="12pt" style:font-size-asian="12pt" style:font-size-complex="1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loext:opacity="100%" fo:font-size="18pt" style:font-size-asian="18pt" style:font-size-complex="18pt"/>
    </style:style>
    <style:style style:name="T10" style:family="text">
      <style:text-properties fo:color="#000000" loext:opacity="100%" fo:font-size="16pt" style:font-size-asian="16pt" style:font-size-complex="16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3.6cm" svg:x="1.4cm" svg:y="2.25cm" presentation:class="title">
          <draw:text-box>
            <text:p text:style-name="P1">野路子数学课-函数</text:p>
          </draw:text-box>
        </draw:frame>
        <draw:frame presentation:style-name="pr2" draw:text-style-name="P2" draw:layer="layout" svg:width="25.199cm" svg:height="7.65cm" svg:x="1.4cm" svg:y="6.6cm" presentation:class="subtitle" presentation:user-transformed="true">
          <draw:text-box>
            <text:p>主讲-创艺</text:p>
            <text:p>所属工作室：小沙盒工作室</text:p>
            <text:p>创艺科技公司（以后可能我会创办）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xml:id="id1" draw:id="id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xml:id="id2" text:id="id2" text:style-name="P1">函数</text:p>
          </draw:text-box>
        </draw:frame>
        <draw:frame presentation:style-name="pr5" draw:text-style-name="P1" draw:layer="layout" svg:width="25.199cm" svg:height="1.815cm" svg:x="1.4cm" svg:y="3.685cm" presentation:class="outline" presentation:user-transformed="true">
          <draw:text-box>
            <text:list text:style-name="L2">
              <text:list-header>
                <text:p xml:id="id3" text:id="id3" text:style-name="P1">我们可以把函数想像成一个机器，可以输入东西，进行运算，输出东西。</text:p>
              </text:list-header>
            </text:list>
          </draw:text-box>
        </draw:frame>
        <draw:custom-shape draw:style-name="gr2" draw:text-style-name="P4" xml:id="id6" draw:id="id6" draw:layer="layout" svg:width="5cm" svg:height="2cm" svg:x="7cm" svg:y="5.886cm">
          <text:p text:style-name="P4">函数机器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4.5cm" svg:height="0.886cm" svg:x="17.5cm" svg:y="6cm">
          <draw:text-box>
            <text:p>啊啊啊</text:p>
          </draw:text-box>
        </draw:frame>
        <draw:frame draw:style-name="gr4" draw:text-style-name="P6" draw:layer="layout" svg:width="3.5cm" svg:height="0.886cm" svg:x="6.5cm" svg:y="4.5cm">
          <draw:text-box>
            <text:p>阿三</text:p>
          </draw:text-box>
        </draw:frame>
        <draw:polyline draw:style-name="gr5" draw:text-style-name="P7" xml:id="id5" draw:id="id5" draw:layer="layout" svg:width="2.999cm" svg:height="0cm" svg:x="4cm" svg:y="6.886cm" svg:viewBox="0 0 3000 0" draw:points="0,0 3000,0">
          <text:p/>
        </draw:polyline>
        <draw:frame draw:style-name="gr4" draw:text-style-name="P8" draw:layer="layout" svg:width="2.5cm" svg:height="0.886cm" svg:x="8.5cm" svg:y="8.353cm">
          <draw:text-box>
            <text:p xml:id="id12" text:id="id12"><text:span text:style-name="T1">运算</text:span></text:p>
          </draw:text-box>
        </draw:frame>
        <draw:polyline draw:style-name="gr6" draw:text-style-name="P7" xml:id="id7" draw:id="id7" draw:layer="layout" svg:width="2.499cm" svg:height="0cm" svg:x="12cm" svg:y="6.886cm" svg:viewBox="0 0 2500 0" draw:points="0,0 2500,0">
          <text:p/>
        </draw:polyline>
        <draw:frame draw:style-name="gr4" draw:text-style-name="P8" draw:layer="layout" svg:width="2cm" svg:height="0.886cm" svg:x="14.5cm" svg:y="6.386cm">
          <draw:text-box>
            <text:p xml:id="id8" text:id="id8"><text:span text:style-name="T1">输出</text:span></text:p>
          </draw:text-box>
        </draw:frame>
        <draw:polyline draw:style-name="gr7" draw:text-style-name="P7" xml:id="id9" draw:id="id9" draw:layer="layout" svg:width="0.999cm" svg:height="0.852cm" svg:x="7cm" svg:y="8.386cm" svg:viewBox="0 0 1000 853" draw:points="0,853 1000,0">
          <text:p/>
        </draw:polyline>
        <draw:polyline draw:style-name="gr8" draw:text-style-name="P7" xml:id="id10" draw:id="id10" draw:layer="layout" svg:width="0.499cm" svg:height="0.999cm" svg:x="8cm" svg:y="8.386cm" svg:viewBox="0 0 500 1000" draw:points="0,0 500,1000">
          <text:p/>
        </draw:polyline>
        <draw:polyline draw:style-name="gr9" draw:text-style-name="P7" xml:id="id11" draw:id="id11" draw:layer="layout" svg:width="1.499cm" svg:height="0cm" svg:x="7cm" svg:y="9.239cm" svg:viewBox="0 0 1500 0" draw:points="1500,0 0,0">
          <text:p/>
        </draw:polyline>
        <draw:custom-shape draw:style-name="gr2" draw:text-style-name="P4" xml:id="id17" draw:id="id17" draw:layer="layout" svg:width="5cm" svg:height="2cm" svg:x="6.5cm" svg:y="10.5cm">
          <text:p text:style-name="P4">函数机器</text:p>
          <draw:enhanced-geometry svg:viewBox="0 0 21600 21600" draw:type="rectangle" draw:enhanced-path="M 0 0 L 21600 0 21600 21600 0 21600 0 0 Z N"/>
        </draw:custom-shape>
        <draw:polyline draw:style-name="gr5" draw:text-style-name="P7" xml:id="id15" draw:id="id15" draw:layer="layout" svg:width="2.499cm" svg:height="0cm" svg:x="4cm" svg:y="11.5cm" svg:viewBox="0 0 2500 0" draw:points="0,0 2500,0">
          <text:p/>
        </draw:polyline>
        <draw:frame draw:style-name="gr4" draw:text-style-name="P8" xml:id="id21" draw:id="id21" draw:layer="layout" svg:width="2.5cm" svg:height="0.886cm" svg:x="8cm" svg:y="12.967cm">
          <draw:text-box>
            <text:p><text:span text:style-name="T1">运算</text:span></text:p>
          </draw:text-box>
        </draw:frame>
        <draw:polyline draw:style-name="gr6" draw:text-style-name="P7" xml:id="id22" draw:id="id22" draw:layer="layout" svg:width="2.499cm" svg:height="0cm" svg:x="11.5cm" svg:y="11.5cm" svg:viewBox="0 0 2500 0" draw:points="0,0 2500,0">
          <text:p/>
        </draw:polyline>
        <draw:frame draw:style-name="gr4" draw:text-style-name="P8" draw:layer="layout" svg:width="2cm" svg:height="0.886cm" svg:x="14.5cm" svg:y="11.114cm">
          <draw:text-box>
            <text:p xml:id="id23" text:id="id23"><text:span text:style-name="T1">输出</text:span></text:p>
          </draw:text-box>
        </draw:frame>
        <draw:polyline draw:style-name="gr7" draw:text-style-name="P7" xml:id="id18" draw:id="id18" draw:layer="layout" svg:width="0.999cm" svg:height="0.999cm" svg:x="6.5cm" svg:y="13cm" svg:viewBox="0 0 1000 1000" draw:points="0,1000 1000,0">
          <text:p/>
        </draw:polyline>
        <draw:polyline draw:style-name="gr8" draw:text-style-name="P7" xml:id="id19" draw:id="id19" draw:layer="layout" svg:width="0.499cm" svg:height="0.999cm" svg:x="7.5cm" svg:y="13cm" svg:viewBox="0 0 500 1000" draw:points="0,0 500,1000">
          <text:p/>
        </draw:polyline>
        <draw:polyline draw:style-name="gr9" draw:text-style-name="P7" xml:id="id20" draw:id="id20" draw:layer="layout" svg:width="1.499cm" svg:height="0cm" svg:x="6.5cm" svg:y="14cm" svg:viewBox="0 0 1500 0" draw:points="1500,0 0,0">
          <text:p/>
        </draw:polyline>
        <draw:frame draw:style-name="gr4" draw:text-style-name="P8" draw:layer="layout" svg:width="2cm" svg:height="0.886cm" svg:x="2cm" svg:y="6.386cm">
          <draw:text-box>
            <text:p xml:id="id4" text:id="id4"><text:span text:style-name="T1">输入</text:span></text:p>
          </draw:text-box>
        </draw:frame>
        <draw:frame draw:style-name="gr4" draw:text-style-name="P8" draw:layer="layout" svg:width="2cm" svg:height="0.886cm" svg:x="2cm" svg:y="11.114cm">
          <draw:text-box>
            <text:p xml:id="id14" text:id="id14"><text:span text:style-name="T1">输入</text:span></text:p>
          </draw:text-box>
        </draw:frame>
        <draw:frame draw:style-name="gr10" draw:text-style-name="P8" draw:layer="layout" svg:width="1.5cm" svg:height="0.962cm" svg:x="4.5cm" svg:y="10.5cm">
          <draw:text-box>
            <text:p xml:id="id16" text:id="id16"><text:span text:style-name="T1">3</text:span></text:p>
          </draw:text-box>
        </draw:frame>
        <draw:frame draw:style-name="gr10" draw:text-style-name="P8" draw:layer="layout" svg:width="2cm" svg:height="0.962cm" svg:x="14.5cm" svg:y="12.038cm">
          <draw:text-box>
            <text:p xml:id="id24" text:id="id24"><text:span text:style-name="T1">5</text:span></text:p>
          </draw:text-box>
        </draw:frame>
        <draw:frame draw:style-name="gr11" draw:text-style-name="P8" draw:layer="layout" svg:width="1.615cm" svg:height="0.962cm" svg:x="3.885cm" svg:y="8.538cm">
          <draw:text-box>
            <text:p xml:id="id13" text:id="id13"><text:span text:style-name="T1">图</text:span><text:span text:style-name="T1">1</text:span></text:p>
          </draw:text-box>
        </draw:frame>
        <draw:frame draw:style-name="gr10" draw:text-style-name="P8" draw:layer="layout" svg:width="2cm" svg:height="0.962cm" svg:x="3.5cm" svg:y="13.038cm">
          <draw:text-box>
            <text:p xml:id="id25" text:id="id25"><text:span text:style-name="T1">图</text:span><text:span text:style-name="T1">2</text:span></text:p>
          </draw:text-box>
        </draw:frame>
        <draw:frame draw:style-name="gr12" draw:text-style-name="P8" draw:layer="layout" svg:width="9cm" svg:height="2.308cm" svg:x="17.5cm" svg:y="5.5cm">
          <draw:text-box>
            <text:p xml:id="id26" text:id="id26"><text:span text:style-name="T1">在图</text:span><text:span text:style-name="T1">2</text:span><text:span text:style-name="T1">中的函数机器可以用以下的函数表示</text:span></text:p>
            <text:p xml:id="id27" text:id="id27"><text:span text:style-name="T1">f(x)=x+2</text:span></text:p>
          </draw:text-box>
        </draw:frame>
        <draw:frame draw:style-name="gr13" draw:text-style-name="P8" draw:layer="layout" svg:width="7cm" svg:height="2.156cm" svg:x="18cm" svg:y="8cm">
          <draw:text-box>
            <text:p xml:id="id28" text:id="id28"><text:span text:style-name="T1">接下来我和大家讲解以下如何理解这些数学符号</text:span></text:p>
          </draw:text-box>
        </draw:frame>
        <anim:par presentation:node-type="timing-root">
          <anim:par smil:begin="id1.begin">
            <anim:transitionFilter smil:dur="2s" smil:type="miscShapeWipe" smil:subtype="across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/>
                  <anim:animate smil:dur="0.5s" smil:fill="hold" smil:targetElement="id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x;x" smil:keyTimes="0;1"/>
                  <anim:animate smil:dur="0.5s" smil:fill="hold" smil:targetElement="id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x" smil:values="x;x" smil:keyTimes="0;1"/>
                  <anim:animate smil:dur="0.5s" smil:fill="hold" smil:targetElement="id1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x" smil:values="x;x" smil:keyTimes="0;1"/>
                  <anim:animate smil:dur="0.5s" smil:fill="hold" smil:targetElement="id1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x" smil:values="x;x" smil:keyTimes="0;1"/>
                  <anim:animate smil:dur="0.5s" smil:fill="hold" smil:targetElement="id1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/>
                  <anim:animate smil:dur="0.5s" smil:fill="hold" smil:targetElement="id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x" smil:values="x;x" smil:keyTimes="0;1"/>
                  <anim:animate smil:dur="0.5s" smil:fill="hold" smil:targetElement="id2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" anim:sub-item="text" smil:attributeName="visibility" smil:to="visible"/>
                  <anim:animate smil:dur="0.5s" smil:fill="hold" smil:targetElement="id24" anim:sub-item="text" smil:attributeName="x" smil:values="x;x" smil:keyTimes="0;1"/>
                  <anim:animate smil:dur="0.5s" smil:fill="hold" smil:targetElement="id2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" anim:sub-item="text" smil:attributeName="visibility" smil:to="visible"/>
                  <anim:animate smil:dur="0.5s" smil:fill="hold" smil:targetElement="id26" anim:sub-item="text" smil:attributeName="x" smil:values="x;x" smil:keyTimes="0;1"/>
                  <anim:animate smil:dur="0.5s" smil:fill="hold" smil:targetElement="id2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xml:id="id29" draw:id="id29">
        <office:forms form:automatic-focus="false" form:apply-design-mode="false"/>
        <draw:frame presentation:style-name="pr7" draw:text-style-name="P1" draw:layer="layout" svg:width="25.1cm" svg:height="4.315cm" svg:x="1.4cm" svg:y="3.685cm" presentation:class="outline" presentation:user-transformed="true">
          <draw:text-box>
            <text:list text:style-name="L2">
              <text:list-header>
                <text:p xml:id="id31" text:id="id31">f(x)中的f是function的缩写，何为function，就是函数这个词语的英文单词，他可以是其他字母，如g(x),a(x)，我们可以自定定义函数名称。</text:p>
                <text:p xml:id="id32" text:id="id32">默认情况下，大家一般使用f(x)这种写法。</text:p>
                <text:p xml:id="id33" text:id="id33">接下来我们来理解f(x)中的x，其实这个x就是参数的意思。</text:p>
              </text:list-header>
            </text:list>
          </draw:text-box>
        </draw:frame>
        <draw:frame draw:style-name="gr4" draw:text-style-name="P6" draw:layer="layout" svg:width="4cm" svg:height="0.886cm" svg:x="14.5cm" svg:y="6.5cm">
          <draw:text-box>
            <text:p>阿达</text:p>
          </draw:text-box>
        </draw:frame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xml:id="id30" text:id="id30">理解f(x)</text:p>
          </draw:text-box>
        </draw:frame>
        <draw:frame draw:style-name="gr10" draw:text-style-name="P8" draw:layer="layout" svg:width="4cm" svg:height="0.962cm" svg:x="2cm" svg:y="8.5cm">
          <draw:text-box>
            <text:p xml:id="id34" text:id="id34"><text:span text:style-name="T1">f(x)=x+2</text:span></text:p>
          </draw:text-box>
        </draw:frame>
        <draw:frame draw:style-name="gr14" draw:text-style-name="P8" draw:layer="layout" svg:width="21.5cm" svg:height="1cm" svg:x="5.5cm" svg:y="8.5cm">
          <draw:text-box>
            <text:p xml:id="id35" text:id="id35"><text:span text:style-name="T2">语言解释：我们定义了一个函数，他只有一个参数</text:span><text:span text:style-name="T2">x</text:span><text:span text:style-name="T2">，函数运算内容是把参数</text:span><text:span text:style-name="T2">x</text:span><text:span text:style-name="T2">的值</text:span><text:span text:style-name="T2">+2</text:span></text:p>
          </draw:text-box>
        </draw:frame>
        <draw:frame draw:style-name="gr4" draw:text-style-name="P8" draw:layer="layout" svg:width="3.5cm" svg:height="0.886cm" svg:x="2cm" svg:y="10cm">
          <draw:text-box>
            <text:p xml:id="id36" text:id="id36"><text:span text:style-name="T1">展开函数</text:span></text:p>
          </draw:text-box>
        </draw:frame>
        <draw:polyline draw:style-name="gr15" draw:text-style-name="P7" xml:id="id37" draw:id="id37" draw:layer="layout" svg:width="1.999cm" svg:height="0cm" svg:x="5cm" svg:y="10.5cm" svg:viewBox="0 0 2000 0" draw:points="0,0 2000,0">
          <text:p/>
        </draw:polyline>
        <draw:frame draw:style-name="gr16" draw:text-style-name="P10" draw:layer="layout" svg:width="4.5cm" svg:height="3.191cm" svg:x="14cm" svg:y="10cm">
          <draw:text-box>
            <text:p xml:id="id39" text:id="id39" text:style-name="P9"><text:span text:style-name="T3">function(x)</text:span></text:p>
            <text:p xml:id="id40" text:id="id40" text:style-name="P9"><text:span text:style-name="T3">{</text:span></text:p>
            <text:p xml:id="id41" text:id="id41" text:style-name="P9"><text:span text:style-name="T3"><text:s text:c="2"/></text:span><text:span text:style-name="T3">var result=x+2</text:span></text:p>
            <text:p xml:id="id42" text:id="id42" text:style-name="P9"><text:span text:style-name="T3"><text:s text:c="2"/></text:span><text:span text:style-name="T3">return result</text:span></text:p>
            <text:p xml:id="id43" text:id="id43" text:style-name="P9"><text:span text:style-name="T3">}</text:span></text:p>
          </draw:text-box>
        </draw:frame>
        <draw:frame draw:style-name="gr17" draw:text-style-name="P10" draw:layer="layout" svg:width="10cm" svg:height="0.839cm" svg:x="7cm" svg:y="10cm">
          <draw:text-box>
            <text:p xml:id="id38" text:id="id38" text:style-name="P9"><text:span text:style-name="T3">编程中函数的写法</text:span><text:span text:style-name="T3">(js</text:span><text:span text:style-name="T3">语言</text:span><text:span text:style-name="T3">)</text:span></text:p>
          </draw:text-box>
        </draw:frame>
        <draw:polyline draw:style-name="gr18" draw:text-style-name="P7" xml:id="id49" draw:id="id49" draw:layer="layout" svg:width="3.499cm" svg:height="0cm" svg:x="10.5cm" svg:y="11cm" svg:viewBox="0 0 3500 0" draw:points="3500,0 0,0">
          <text:p/>
        </draw:polyline>
        <draw:polyline draw:style-name="gr19" draw:text-style-name="P7" xml:id="id50" draw:id="id50" draw:layer="layout" svg:width="3.499cm" svg:height="0cm" svg:x="10.5cm" svg:y="13cm" svg:viewBox="0 0 3500 0" draw:points="3500,0 0,0">
          <text:p/>
        </draw:polyline>
        <draw:frame draw:style-name="gr20" draw:text-style-name="P8" draw:layer="layout" svg:width="2.5cm" svg:height="1.5cm" svg:x="21cm" svg:y="11.5cm">
          <draw:text-box>
            <text:p xml:id="id48" text:id="id48"><text:span text:style-name="T3">函数体</text:span></text:p>
          </draw:text-box>
        </draw:frame>
        <draw:polyline draw:style-name="gr21" draw:text-style-name="P7" xml:id="id44" draw:id="id44" draw:layer="layout" svg:width="1.999cm" svg:height="0cm" svg:x="19cm" svg:y="12cm" svg:viewBox="0 0 2000 0" draw:points="0,0 2000,0">
          <text:p/>
        </draw:polyline>
        <draw:polyline draw:style-name="gr22" draw:text-style-name="P7" xml:id="id45" draw:id="id45" draw:layer="layout" svg:width="0.999cm" svg:height="0cm" svg:x="18cm" svg:y="11.5cm" svg:viewBox="0 0 1000 0" draw:points="0,0 1000,0">
          <text:p/>
        </draw:polyline>
        <draw:polyline draw:style-name="gr22" draw:text-style-name="P7" xml:id="id46" draw:id="id46" draw:layer="layout" svg:width="0.999cm" svg:height="0cm" svg:x="18cm" svg:y="12.5cm" svg:viewBox="0 0 1000 0" draw:points="0,0 1000,0">
          <text:p/>
        </draw:polyline>
        <draw:polyline draw:style-name="gr22" draw:text-style-name="P7" xml:id="id47" draw:id="id47" draw:layer="layout" svg:width="0cm" svg:height="0.999cm" svg:x="19cm" svg:y="11.5cm" svg:viewBox="0 0 0 1000" draw:points="0,1000 0,0">
          <text:p/>
        </draw:polyline>
        <draw:custom-shape draw:style-name="gr23" draw:text-style-name="P4" xml:id="id51" draw:id="id51" draw:layer="layout" svg:width="8cm" svg:height="2.614cm" svg:x="2cm" svg:y="10.886cm">
          <text:p text:style-name="P4">大括号里的函数运算逻辑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29.begin">
            <anim:transitionFilter smil:dur="2s" smil:type="miscShapeWipe" smil:subtype="across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" anim:sub-item="text" smil:attributeName="visibility" smil:to="visible"/>
                  <anim:animate smil:dur="0.5s" smil:fill="hold" smil:targetElement="id30" anim:sub-item="text" smil:attributeName="x" smil:values="x;x" smil:keyTimes="0;1"/>
                  <anim:animate smil:dur="0.5s" smil:fill="hold" smil:targetElement="id3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" anim:sub-item="text" smil:attributeName="visibility" smil:to="visible"/>
                  <anim:animate smil:dur="0.5s" smil:fill="hold" smil:targetElement="id34" anim:sub-item="text" smil:attributeName="x" smil:values="x;x" smil:keyTimes="0;1"/>
                  <anim:animate smil:dur="0.5s" smil:fill="hold" smil:targetElement="id3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" anim:sub-item="text" smil:attributeName="visibility" smil:to="visible"/>
                  <anim:animate smil:dur="0.5s" smil:fill="hold" smil:targetElement="id35" anim:sub-item="text" smil:attributeName="x" smil:values="x;x" smil:keyTimes="0;1"/>
                  <anim:animate smil:dur="0.5s" smil:fill="hold" smil:targetElement="id3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" anim:sub-item="text" smil:attributeName="visibility" smil:to="visible"/>
                  <anim:animate smil:dur="0.5s" smil:fill="hold" smil:targetElement="id36" anim:sub-item="text" smil:attributeName="x" smil:values="x;x" smil:keyTimes="0;1"/>
                  <anim:animate smil:dur="0.5s" smil:fill="hold" smil:targetElement="id3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x;x" smil:keyTimes="0;1"/>
                  <anim:animate smil:dur="0.5s" smil:fill="hold" smil:targetElement="id3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" anim:sub-item="text" smil:attributeName="visibility" smil:to="visible"/>
                  <anim:animate smil:dur="0.5s" smil:fill="hold" smil:targetElement="id38" anim:sub-item="text" smil:attributeName="x" smil:values="x;x" smil:keyTimes="0;1"/>
                  <anim:animate smil:dur="0.5s" smil:fill="hold" smil:targetElement="id3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4" smil:attributeName="visibility" smil:to="visible"/>
                  <anim:animate smil:dur="0.5s" smil:fill="hold" smil:targetElement="id44" smil:attributeName="x" smil:values="x;x" smil:keyTimes="0;1"/>
                  <anim:animate smil:dur="0.5s" smil:fill="hold" smil:targetElement="id4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x;x" smil:keyTimes="0;1"/>
                  <anim:animate smil:dur="0.5s" smil:fill="hold" smil:targetElement="id4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x;x" smil:keyTimes="0;1"/>
                  <anim:animate smil:dur="0.5s" smil:fill="hold" smil:targetElement="id4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7" smil:attributeName="visibility" smil:to="visible"/>
                  <anim:animate smil:dur="0.5s" smil:fill="hold" smil:targetElement="id47" smil:attributeName="x" smil:values="x;x" smil:keyTimes="0;1"/>
                  <anim:animate smil:dur="0.5s" smil:fill="hold" smil:targetElement="id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8" anim:sub-item="text" smil:attributeName="visibility" smil:to="visible"/>
                  <anim:animate smil:dur="0.5s" smil:fill="hold" smil:targetElement="id48" anim:sub-item="text" smil:attributeName="x" smil:values="x;x" smil:keyTimes="0;1"/>
                  <anim:animate smil:dur="0.5s" smil:fill="hold" smil:targetElement="id4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9" smil:attributeName="visibility" smil:to="visible"/>
                  <anim:animate smil:dur="0.5s" smil:fill="hold" smil:targetElement="id49" smil:attributeName="x" smil:values="x;x" smil:keyTimes="0;1"/>
                  <anim:animate smil:dur="0.5s" smil:fill="hold" smil:targetElement="id4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0" smil:attributeName="visibility" smil:to="visible"/>
                  <anim:animate smil:dur="0.5s" smil:fill="hold" smil:targetElement="id50" smil:attributeName="x" smil:values="x;x" smil:keyTimes="0;1"/>
                  <anim:animate smil:dur="0.5s" smil:fill="hold" smil:targetElement="id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1" smil:attributeName="visibility" smil:to="visible"/>
                  <anim:animate smil:dur="0.5s" smil:fill="hold" smil:targetElement="id51" smil:attributeName="x" smil:values="x;x" smil:keyTimes="0;1"/>
                  <anim:animate smil:dur="0.5s" smil:fill="hold" smil:targetElement="id5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xml:id="id52" draw:id="id52">
        <office:forms form:automatic-focus="false" form:apply-design-mode="false"/>
        <draw:frame presentation:style-name="pr4" draw:text-style-name="P1" draw:layer="layout" svg:width="25.199cm" svg:height="2.63cm" svg:x="1.5cm" svg:y="0.5cm" presentation:class="title" presentation:user-transformed="true">
          <draw:text-box>
            <text:p xml:id="id53" text:id="id53" text:style-name="P11">理解f(x)</text:p>
          </draw:text-box>
        </draw:frame>
        <draw:frame presentation:style-name="pr9" draw:text-style-name="P12" draw:layer="layout" svg:width="5.6cm" svg:height="0.815cm" svg:x="0.9cm" svg:y="3.685cm" presentation:class="outline" presentation:user-transformed="true">
          <draw:text-box>
            <text:list text:style-name="L2">
              <text:list-header>
                <text:p xml:id="id54" text:id="id54" text:style-name="P9">我们来类比一下</text:p>
              </text:list-header>
            </text:list>
          </draw:text-box>
        </draw:frame>
        <draw:frame draw:style-name="gr24" draw:text-style-name="P8" draw:layer="layout" svg:width="4cm" svg:height="0.962cm" svg:x="9.5cm" svg:y="3.685cm">
          <draw:text-box>
            <text:p xml:id="id56" text:id="id56"><text:span text:style-name="T1">f(x)=x+2</text:span></text:p>
          </draw:text-box>
        </draw:frame>
        <draw:polyline draw:style-name="gr25" draw:text-style-name="P7" xml:id="id57" draw:id="id57" draw:layer="layout" svg:width="3.499cm" svg:height="0cm" svg:x="13cm" svg:y="4cm" svg:viewBox="0 0 3500 0" draw:points="0,0 3500,0">
          <text:p/>
        </draw:polyline>
        <draw:frame draw:style-name="gr26" draw:text-style-name="P10" draw:layer="layout" svg:width="4.5cm" svg:height="3.191cm" svg:x="17cm" svg:y="3.685cm">
          <draw:text-box>
            <text:p xml:id="id58" text:id="id58" text:style-name="P9"><text:span text:style-name="T3">function(x)</text:span></text:p>
            <text:p xml:id="id59" text:id="id59" text:style-name="P9"><text:span text:style-name="T3">{</text:span></text:p>
            <text:p xml:id="id60" text:id="id60" text:style-name="P9"><text:span text:style-name="T3"><text:s text:c="2"/></text:span><text:span text:style-name="T3">var result=x+2</text:span></text:p>
            <text:p xml:id="id61" text:id="id61" text:style-name="P9"><text:span text:style-name="T3"><text:s text:c="2"/></text:span><text:span text:style-name="T3">return result</text:span></text:p>
            <text:p xml:id="id62" text:id="id62" text:style-name="P9"><text:span text:style-name="T3">}</text:span></text:p>
          </draw:text-box>
        </draw:frame>
        <draw:frame draw:style-name="gr27" draw:text-style-name="P8" draw:layer="layout" svg:width="15.5cm" svg:height="0.78cm" svg:x="1.5cm" svg:y="7.28cm">
          <draw:text-box>
            <text:p xml:id="id71" text:id="id71" text:style-name="P9"><text:span text:style-name="T3">我们已经定义了一个函数机器，接下我们准备使用这个函数机器</text:span></text:p>
          </draw:text-box>
        </draw:frame>
        <draw:frame draw:style-name="gr28" draw:text-style-name="P10" xml:id="id73" draw:id="id73" draw:layer="layout" svg:width="8.771cm" svg:height="0.962cm" svg:x="4.5cm" svg:y="8.538cm">
          <draw:text-box>
            <text:p text:style-name="P9"><text:span text:style-name="T1">已知</text:span><text:span text:style-name="T1">f(x)=x+2</text:span><text:span text:style-name="T1">，求</text:span><text:span text:style-name="T1">f(4)</text:span><text:span text:style-name="T1">的结果</text:span></text:p>
          </draw:text-box>
        </draw:frame>
        <draw:custom-shape draw:name="blue" draw:style-name="gr29" draw:text-style-name="P14" xml:id="id72" draw:id="id72" draw:layer="layout" svg:width="2.5cm" svg:height="1cm" svg:x="1.5cm" svg:y="8.656cm">
          <text:p text:style-name="P13"><text:span text:style-name="T4">例题：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tru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polyline draw:style-name="gr30" draw:text-style-name="P7" xml:id="id55" draw:id="id55" draw:layer="layout" svg:width="2.999cm" svg:height="0cm" svg:x="7cm" svg:y="4cm" svg:viewBox="0 0 3000 0" draw:points="0,0 3000,0">
          <text:p/>
        </draw:polyline>
        <draw:frame draw:style-name="gr10" draw:text-style-name="P10" draw:layer="layout" svg:width="5cm" svg:height="0.962cm" svg:x="4.5cm" svg:y="10cm">
          <draw:text-box>
            <text:p xml:id="id74" text:id="id74" text:style-name="P9"><text:span text:style-name="T1">解</text:span><text:span text:style-name="T1">:f(4)=4+2=6</text:span></text:p>
          </draw:text-box>
        </draw:frame>
        <draw:custom-shape draw:name="blue_0" draw:style-name="gr31" draw:text-style-name="P14" xml:id="id75" draw:id="id75" draw:layer="layout" svg:width="2cm" svg:height="1cm" svg:x="13.5cm" svg:y="8.538cm">
          <text:p text:style-name="P13"><text:span text:style-name="T4">解析</text:span><text:span text:style-name="T4">: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tru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32" draw:text-style-name="P8" draw:layer="layout" svg:width="10cm" svg:height="2.147cm" svg:x="16cm" svg:y="8.06cm">
          <draw:text-box>
            <text:p xml:id="id76" text:id="id76" text:style-name="P9"><text:span text:style-name="T5">我们有一台函数机器，他有一个参数</text:span><text:span text:style-name="T5">x</text:span><text:span text:style-name="T5">，且运算规则为</text:span><text:span text:style-name="T5">x+2</text:span><text:span text:style-name="T5">并输出，当我们需要使用这台机器的时候，传入了一个实际参数，值为</text:span><text:span text:style-name="T5">4</text:span><text:span text:style-name="T5">，那么根据规则，</text:span><text:span text:style-name="T5">x</text:span><text:span text:style-name="T5">就是</text:span><text:span text:style-name="T5">4</text:span><text:span text:style-name="T5">这样</text:span><text:span text:style-name="T5">x+2</text:span><text:span text:style-name="T5">就变成了</text:span><text:span text:style-name="T5">4+2</text:span></text:p>
          </draw:text-box>
        </draw:frame>
        <draw:frame draw:style-name="gr33" draw:text-style-name="P10" draw:layer="layout" svg:width="4.5cm" svg:height="2.621cm" svg:x="13.3cm" svg:y="12cm">
          <draw:text-box>
            <text:p xml:id="id79" text:id="id79" text:style-name="P9"><text:span text:style-name="T5">function(x)</text:span></text:p>
            <text:p xml:id="id80" text:id="id80" text:style-name="P9"><text:span text:style-name="T5">{</text:span></text:p>
            <text:p xml:id="id81" text:id="id81" text:style-name="P9"><text:span text:style-name="T5"><text:s text:c="2"/></text:span><text:span text:style-name="T5">var result=x+2</text:span></text:p>
            <text:p xml:id="id82" text:id="id82" text:style-name="P9"><text:span text:style-name="T5"><text:s text:c="2"/></text:span><text:span text:style-name="T5">return result</text:span></text:p>
            <text:p xml:id="id83" text:id="id83" text:style-name="P9"><text:span text:style-name="T5">}</text:span></text:p>
          </draw:text-box>
        </draw:frame>
        <draw:custom-shape draw:style-name="gr34" draw:text-style-name="P4" xml:id="id77" draw:id="id77" draw:layer="layout" svg:width="3cm" svg:height="0.585cm" svg:x="13cm" svg:y="10.415cm">
          <text:p text:style-name="P4"><text:span text:style-name="T6">函数机器原型</text:span></text:p>
          <draw:enhanced-geometry svg:viewBox="0 0 21600 21600" draw:type="rectangle" draw:enhanced-path="M 0 0 L 21600 0 21600 21600 0 21600 0 0 Z N"/>
        </draw:custom-shape>
        <draw:polyline draw:style-name="gr35" draw:text-style-name="P7" xml:id="id78" draw:id="id78" draw:layer="layout" svg:width="0cm" svg:height="0.999cm" svg:x="14.5cm" svg:y="11cm" svg:viewBox="0 0 0 1000" draw:points="0,0 0,1000">
          <text:p/>
        </draw:polyline>
        <draw:custom-shape draw:style-name="gr36" draw:text-style-name="P4" xml:id="id84" draw:id="id84" draw:layer="layout" svg:width="4.5cm" svg:height="0.793cm" svg:x="18cm" svg:y="10.207cm">
          <text:p text:style-name="P4"><text:span text:style-name="T7">当传入实际参数时</text:span></text:p>
          <draw:enhanced-geometry svg:viewBox="0 0 21600 21600" draw:type="rectangle" draw:enhanced-path="M 0 0 L 21600 0 21600 21600 0 21600 0 0 Z N"/>
        </draw:custom-shape>
        <draw:polyline draw:style-name="gr37" draw:text-style-name="P7" xml:id="id85" draw:id="id85" draw:layer="layout" svg:width="0cm" svg:height="0.999cm" svg:x="20cm" svg:y="11cm" svg:viewBox="0 0 0 1000" draw:points="0,0 0,1000">
          <text:p/>
        </draw:polyline>
        <draw:frame draw:style-name="gr33" draw:text-style-name="P10" draw:layer="layout" svg:width="4.5cm" svg:height="2.621cm" svg:x="19cm" svg:y="11.879cm">
          <draw:text-box>
            <text:p xml:id="id86" text:id="id86" text:style-name="P9"><text:span text:style-name="T5">function(4)</text:span></text:p>
            <text:p xml:id="id87" text:id="id87" text:style-name="P9"><text:span text:style-name="T5">{</text:span></text:p>
            <text:p xml:id="id88" text:id="id88" text:style-name="P9"><text:span text:style-name="T5"><text:s text:c="2"/></text:span><text:span text:style-name="T5">var result=4+2</text:span></text:p>
            <text:p xml:id="id89" text:id="id89" text:style-name="P9"><text:span text:style-name="T5"><text:s text:c="2"/></text:span><text:span text:style-name="T5">return result</text:span></text:p>
            <text:p xml:id="id90" text:id="id90" text:style-name="P9"><text:span text:style-name="T5">}</text:span></text:p>
          </draw:text-box>
        </draw:frame>
        <draw:polyline draw:style-name="gr38" draw:text-style-name="P7" xml:id="id70" draw:id="id70" draw:layer="layout" svg:width="0cm" svg:height="0.999cm" svg:x="10.8cm" svg:y="2.9cm" svg:viewBox="0 0 0 1000" draw:points="0,0 0,1000">
          <text:p/>
        </draw:polyline>
        <draw:polyline draw:style-name="gr22" draw:text-style-name="P7" xml:id="id68" draw:id="id68" draw:layer="layout" svg:width="0cm" svg:height="1.014cm" svg:x="19.5cm" svg:y="2.9cm" svg:viewBox="0 0 0 1015" draw:points="0,1015 0,0">
          <text:p/>
        </draw:polyline>
        <draw:polyline draw:style-name="gr22" draw:text-style-name="P7" xml:id="id69" draw:id="id69" draw:layer="layout" svg:width="8.699cm" svg:height="0cm" svg:x="10.8cm" svg:y="2.9cm" svg:viewBox="0 0 8700 0" draw:points="8700,0 0,0">
          <text:p/>
        </draw:polyline>
        <draw:polyline draw:style-name="gr22" draw:text-style-name="P7" xml:id="id63" draw:id="id63" draw:layer="layout" svg:width="0.499cm" svg:height="0cm" svg:x="16.5cm" svg:y="4.5cm" svg:viewBox="0 0 500 0" draw:points="500,0 0,0">
          <text:p/>
        </draw:polyline>
        <draw:polyline draw:style-name="gr22" draw:text-style-name="P7" xml:id="id64" draw:id="id64" draw:layer="layout" svg:width="0.499cm" svg:height="0cm" svg:x="16.5cm" svg:y="6.5cm" svg:viewBox="0 0 500 0" draw:points="500,0 0,0">
          <text:p/>
        </draw:polyline>
        <draw:polyline draw:style-name="gr22" draw:text-style-name="P7" xml:id="id65" draw:id="id65" draw:layer="layout" svg:width="0cm" svg:height="1.999cm" svg:x="16.5cm" svg:y="4.5cm" svg:viewBox="0 0 0 2000" draw:points="0,0 0,2000">
          <text:p/>
        </draw:polyline>
        <draw:polyline draw:style-name="gr39" draw:text-style-name="P7" xml:id="id67" draw:id="id67" draw:layer="layout" svg:width="0cm" svg:height="0.999cm" svg:x="12cm" svg:y="4.5cm" svg:viewBox="0 0 0 1000" draw:points="0,1000 0,0">
          <text:p/>
        </draw:polyline>
        <draw:polyline draw:style-name="gr22" draw:text-style-name="P7" xml:id="id66" draw:id="id66" draw:layer="layout" svg:width="4.499cm" svg:height="0cm" svg:x="12cm" svg:y="5.5cm" svg:viewBox="0 0 4500 0" draw:points="4500,0 0,0">
          <text:p/>
        </draw:polyline>
        <anim:par presentation:node-type="timing-root">
          <anim:par smil:begin="id52.begin">
            <anim:transitionFilter smil:dur="2s" smil:type="miscShapeWipe" smil:subtype="across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3" anim:sub-item="text" smil:attributeName="visibility" smil:to="visible"/>
                  <anim:animate smil:dur="0.5s" smil:fill="hold" smil:targetElement="id53" anim:sub-item="text" smil:attributeName="x" smil:values="x;x" smil:keyTimes="0;1"/>
                  <anim:animate smil:dur="0.5s" smil:fill="hold" smil:targetElement="id5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4" anim:sub-item="text" smil:attributeName="visibility" smil:to="visible"/>
                  <anim:animate smil:dur="0.5s" smil:fill="hold" smil:targetElement="id54" anim:sub-item="text" smil:attributeName="x" smil:values="x;x" smil:keyTimes="0;1"/>
                  <anim:animate smil:dur="0.5s" smil:fill="hold" smil:targetElement="id5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x;x" smil:keyTimes="0;1"/>
                  <anim:animate smil:dur="0.5s" smil:fill="hold" smil:targetElement="id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6" anim:sub-item="text" smil:attributeName="visibility" smil:to="visible"/>
                  <anim:animate smil:dur="0.5s" smil:fill="hold" smil:targetElement="id56" anim:sub-item="text" smil:attributeName="x" smil:values="x;x" smil:keyTimes="0;1"/>
                  <anim:animate smil:dur="0.5s" smil:fill="hold" smil:targetElement="id5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x;x" smil:keyTimes="0;1"/>
                  <anim:animate smil:dur="0.5s" smil:fill="hold" smil:targetElement="id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3" smil:attributeName="visibility" smil:to="visible"/>
                  <anim:animate smil:dur="0.5s" smil:fill="hold" smil:targetElement="id63" smil:attributeName="x" smil:values="x;x" smil:keyTimes="0;1"/>
                  <anim:animate smil:dur="0.5s" smil:fill="hold" smil:targetElement="id6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4" smil:attributeName="visibility" smil:to="visible"/>
                  <anim:animate smil:dur="0.5s" smil:fill="hold" smil:targetElement="id64" smil:attributeName="x" smil:values="x;x" smil:keyTimes="0;1"/>
                  <anim:animate smil:dur="0.5s" smil:fill="hold" smil:targetElement="id6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5" smil:attributeName="visibility" smil:to="visible"/>
                  <anim:animate smil:dur="0.5s" smil:fill="hold" smil:targetElement="id65" smil:attributeName="x" smil:values="x;x" smil:keyTimes="0;1"/>
                  <anim:animate smil:dur="0.5s" smil:fill="hold" smil:targetElement="id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6" smil:attributeName="visibility" smil:to="visible"/>
                  <anim:animate smil:dur="0.5s" smil:fill="hold" smil:targetElement="id66" smil:attributeName="x" smil:values="x;x" smil:keyTimes="0;1"/>
                  <anim:animate smil:dur="0.5s" smil:fill="hold" smil:targetElement="id6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7" smil:attributeName="visibility" smil:to="visible"/>
                  <anim:animate smil:dur="0.5s" smil:fill="hold" smil:targetElement="id67" smil:attributeName="x" smil:values="x;x" smil:keyTimes="0;1"/>
                  <anim:animate smil:dur="0.5s" smil:fill="hold" smil:targetElement="id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8" smil:attributeName="visibility" smil:to="visible"/>
                  <anim:animate smil:dur="0.5s" smil:fill="hold" smil:targetElement="id68" smil:attributeName="x" smil:values="x;x" smil:keyTimes="0;1"/>
                  <anim:animate smil:dur="0.5s" smil:fill="hold" smil:targetElement="id6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9" smil:attributeName="visibility" smil:to="visible"/>
                  <anim:animate smil:dur="0.5s" smil:fill="hold" smil:targetElement="id69" smil:attributeName="x" smil:values="x;x" smil:keyTimes="0;1"/>
                  <anim:animate smil:dur="0.5s" smil:fill="hold" smil:targetElement="id6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0" smil:attributeName="visibility" smil:to="visible"/>
                  <anim:animate smil:dur="0.5s" smil:fill="hold" smil:targetElement="id70" smil:attributeName="x" smil:values="x;x" smil:keyTimes="0;1"/>
                  <anim:animate smil:dur="0.5s" smil:fill="hold" smil:targetElement="id7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1" anim:sub-item="text" smil:attributeName="visibility" smil:to="visible"/>
                  <anim:animate smil:dur="0.5s" smil:fill="hold" smil:targetElement="id71" anim:sub-item="text" smil:attributeName="x" smil:values="x;x" smil:keyTimes="0;1"/>
                  <anim:animate smil:dur="0.5s" smil:fill="hold" smil:targetElement="id7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2" smil:attributeName="visibility" smil:to="visible"/>
                  <anim:animate smil:dur="0.5s" smil:fill="hold" smil:targetElement="id72" smil:attributeName="x" smil:values="x;x" smil:keyTimes="0;1"/>
                  <anim:animate smil:dur="0.5s" smil:fill="hold" smil:targetElement="id7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3" smil:attributeName="visibility" smil:to="visible"/>
                  <anim:animate smil:dur="0.5s" smil:fill="hold" smil:targetElement="id73" smil:attributeName="x" smil:values="x;x" smil:keyTimes="0;1"/>
                  <anim:animate smil:dur="0.5s" smil:fill="hold" smil:targetElement="id7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4" anim:sub-item="text" smil:attributeName="visibility" smil:to="visible"/>
                  <anim:animate smil:dur="0.5s" smil:fill="hold" smil:targetElement="id74" anim:sub-item="text" smil:attributeName="x" smil:values="x;x" smil:keyTimes="0;1"/>
                  <anim:animate smil:dur="0.5s" smil:fill="hold" smil:targetElement="id7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5" smil:attributeName="visibility" smil:to="visible"/>
                  <anim:animate smil:dur="0.5s" smil:fill="hold" smil:targetElement="id75" smil:attributeName="x" smil:values="x;x" smil:keyTimes="0;1"/>
                  <anim:animate smil:dur="0.5s" smil:fill="hold" smil:targetElement="id7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6" anim:sub-item="text" smil:attributeName="visibility" smil:to="visible"/>
                  <anim:transitionFilter smil:dur="0.5s" smil:targetElement="id7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7" smil:attributeName="visibility" smil:to="visible"/>
                  <anim:animate smil:dur="0.5s" smil:fill="hold" smil:targetElement="id77" smil:attributeName="x" smil:values="x;x" smil:keyTimes="0;1"/>
                  <anim:animate smil:dur="0.5s" smil:fill="hold" smil:targetElement="id7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8" smil:attributeName="visibility" smil:to="visible"/>
                  <anim:animate smil:dur="0.5s" smil:fill="hold" smil:targetElement="id78" smil:attributeName="x" smil:values="x;x" smil:keyTimes="0;1"/>
                  <anim:animate smil:dur="0.5s" smil:fill="hold" smil:targetElement="id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4" smil:attributeName="visibility" smil:to="visible"/>
                  <anim:animate smil:dur="0.5s" smil:fill="hold" smil:targetElement="id84" smil:attributeName="x" smil:values="x;x" smil:keyTimes="0;1"/>
                  <anim:animate smil:dur="0.5s" smil:fill="hold" smil:targetElement="id84" smil:attributeName="y" smil:values="1+height/2;y" smil:keyTimes="0;1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8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8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8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8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8">
                  <anim:set smil:begin="0s" smil:dur="0.001s" smil:fill="hold" smil:targetElement="id9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xml:id="id91" draw:id="id9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 xml:id="id92" text:id="id92" text:style-name="P11">理解f(x)</text:p>
          </draw:text-box>
        </draw:frame>
        <draw:custom-shape draw:name="blue_1" draw:style-name="gr40" draw:text-style-name="P14" xml:id="id93" draw:id="id93" draw:layer="layout" svg:width="2.6cm" svg:height="2cm" svg:x="1.4cm" svg:y="3cm">
          <text:p text:style-name="P13"><text:span text:style-name="T4">例题</text:span><text:span text:style-name="T4">2:</text:span></text:p>
          <text:p text:style-name="P13"><text:span text:style-name="T4"/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tru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41" draw:text-style-name="P10" xml:id="id94" draw:id="id94" draw:layer="layout" svg:width="9.088cm" svg:height="0.962cm" svg:x="4.412cm" svg:y="3cm">
          <draw:text-box>
            <text:p text:style-name="P9"><text:span text:style-name="T1">已知</text:span><text:span text:style-name="T1">f(x)=x+2</text:span><text:span text:style-name="T1">，求</text:span><text:span text:style-name="T1">f(2x)</text:span><text:span text:style-name="T1">的结果</text:span></text:p>
          </draw:text-box>
        </draw:frame>
        <draw:frame draw:style-name="gr10" draw:text-style-name="P10" draw:layer="layout" svg:width="1.5cm" svg:height="0.962cm" svg:x="4.4cm" svg:y="4.038cm">
          <draw:text-box>
            <text:p xml:id="id95" text:id="id95" text:style-name="P9"><text:span text:style-name="T1">解</text:span><text:span text:style-name="T1">:</text:span></text:p>
          </draw:text-box>
        </draw:frame>
        <draw:frame draw:style-name="gr42" draw:text-style-name="P11" draw:layer="layout" svg:width="1.999cm" svg:height="0.999cm" svg:x="15.972cm" svg:y="7.43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2" draw:text-style-name="P11" xml:id="id96" draw:id="id96" draw:layer="layout" svg:width="2.609cm" svg:height="0.513cm" svg:x="5.791cm" svg:y="4.17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name="blue_2" draw:style-name="gr40" draw:text-style-name="P14" xml:id="id97" draw:id="id97" draw:layer="layout" svg:width="2.6cm" svg:height="2cm" svg:x="13.9cm" svg:y="3.257cm">
          <text:p text:style-name="P13"><text:span text:style-name="T4">例题</text:span><text:span text:style-name="T4">3:</text:span></text:p>
          <text:p text:style-name="P13"><text:span text:style-name="T4"/></text:p>
          <text:p text:style-name="P13"><text:span text:style-name="T4"/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tru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43" draw:text-style-name="P10" xml:id="id98" draw:id="id98" draw:layer="layout" svg:width="9.588cm" svg:height="0.962cm" svg:x="16.5cm" svg:y="3.257cm">
          <draw:text-box>
            <text:p text:style-name="P9"><text:span text:style-name="T1">已知</text:span><text:span text:style-name="T1">f(x)=3x+2</text:span><text:span text:style-name="T1">，求</text:span><text:span text:style-name="T1">f(2x)</text:span><text:span text:style-name="T1">的结果</text:span></text:p>
          </draw:text-box>
        </draw:frame>
        <draw:frame draw:style-name="gr10" draw:text-style-name="P10" draw:layer="layout" svg:width="1.5cm" svg:height="0.962cm" svg:x="15.5cm" svg:y="4.5cm">
          <draw:text-box>
            <text:p xml:id="id99" text:id="id99" text:style-name="P9"><text:span text:style-name="T1">解</text:span><text:span text:style-name="T1">:</text:span></text:p>
          </draw:text-box>
        </draw:frame>
        <draw:frame draw:style-name="gr42" draw:text-style-name="P11" xml:id="id100" draw:id="id100" draw:layer="layout" svg:width="4.567cm" svg:height="0.513cm" svg:x="17.7cm" svg:y="4.65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0" draw:text-style-name="P10" draw:layer="layout" svg:width="12cm" svg:height="0.962cm" svg:x="1cm" svg:y="7cm">
          <draw:text-box>
            <text:p xml:id="id102" text:id="id102" text:style-name="P9"><text:span text:style-name="T1">函数也可以设定多个参数：</text:span><text:span text:style-name="T1">f(x,y)=x+y+3</text:span></text:p>
          </draw:text-box>
        </draw:frame>
        <draw:frame draw:style-name="gr44" draw:text-style-name="P10" draw:layer="layout" svg:width="13cm" svg:height="0.886cm" svg:x="13.5cm" svg:y="7cm">
          <draw:text-box>
            <text:p xml:id="id103" text:id="id103" text:style-name="P9"><text:span text:style-name="T3">当调用函数时，实参和形参的顺序是一一对应的关系</text:span></text:p>
          </draw:text-box>
        </draw:frame>
        <draw:custom-shape draw:name="Note" draw:style-name="gr45" draw:text-style-name="P16" xml:id="id101" draw:id="id101" draw:layer="layout" svg:width="4.023cm" svg:height="1.5cm" svg:x="1.477cm" svg:y="5cm">
          <text:p text:style-name="P15"><text:span text:style-name="T8">扩展知识：</text:span></text:p>
          <draw:enhanced-geometry svg:viewBox="0 0 21600 21600" draw:mirror-horizontal="false" draw:mirror-vertical="false" draw:glue-points="?f18 ?f0 ?f20 10800 ?f19 ?f1 ?f21 10800" draw:text-areas="0 0 21600 21600" draw:text-path="true" draw:text-path-mode="shape" draw:text-path-scale="path" draw:text-path-same-letter-heights="false" draw:type="fontwork-wave" draw:modifiers="140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draw:frame draw:style-name="gr46" draw:text-style-name="P18" draw:layer="layout" svg:width="4.5cm" svg:height="0.962cm" svg:x="13.5cm" svg:y="10.5cm">
          <draw:text-box>
            <text:p xml:id="id105" text:id="id105" text:style-name="P17"><text:span text:style-name="T1">f(x,y)=x+y+3</text:span></text:p>
          </draw:text-box>
        </draw:frame>
        <draw:frame draw:style-name="gr10" draw:text-style-name="P10" draw:layer="layout" svg:width="2.5cm" svg:height="0.962cm" svg:x="13.472cm" svg:y="8.436cm">
          <draw:text-box>
            <text:p xml:id="id104" text:id="id104" text:style-name="P9"><text:span text:style-name="T1">f(2,3)</text:span></text:p>
          </draw:text-box>
        </draw:frame>
        <draw:frame draw:style-name="gr47" draw:text-style-name="P18" draw:layer="layout" svg:width="4.5cm" svg:height="0.962cm" svg:x="1.5cm" svg:y="8.5cm">
          <draw:text-box>
            <text:p xml:id="id108" text:id="id108" text:style-name="P17"><text:span text:style-name="T1">f(x,y)=x+y+3</text:span></text:p>
          </draw:text-box>
        </draw:frame>
        <draw:frame draw:style-name="gr4" draw:text-style-name="P10" draw:layer="layout" svg:width="2cm" svg:height="0.886cm" svg:x="6cm" svg:y="10cm">
          <draw:text-box>
            <text:p xml:id="id114" text:id="id114" text:style-name="P9"><text:span text:style-name="T1">形参</text:span></text:p>
          </draw:text-box>
        </draw:frame>
        <draw:polyline draw:style-name="gr22" draw:text-style-name="P7" xml:id="id109" draw:id="id109" draw:layer="layout" svg:width="0cm" svg:height="1.037cm" svg:x="2.4cm" svg:y="9.462cm" svg:viewBox="0 0 0 1038" draw:points="0,0 0,1038">
          <text:p/>
        </draw:polyline>
        <draw:polyline draw:style-name="gr48" draw:text-style-name="P7" xml:id="id110" draw:id="id110" draw:layer="layout" svg:width="3.599cm" svg:height="0cm" svg:x="2.4cm" svg:y="10.5cm" svg:viewBox="0 0 3600 0" draw:points="0,0 3600,0">
          <text:p/>
        </draw:polyline>
        <draw:polyline draw:style-name="gr22" draw:text-style-name="P7" xml:id="id111" draw:id="id111" draw:layer="layout" svg:width="0cm" svg:height="0.537cm" svg:x="2.8cm" svg:y="7.962cm" svg:viewBox="0 0 0 538" draw:points="0,538 0,0">
          <text:p/>
        </draw:polyline>
        <draw:polyline draw:style-name="gr22" draw:text-style-name="P7" xml:id="id112" draw:id="id112" draw:layer="layout" svg:width="4.199cm" svg:height="0cm" svg:x="2.8cm" svg:y="7.962cm" svg:viewBox="0 0 4200 0" draw:points="0,0 4200,0">
          <text:p/>
        </draw:polyline>
        <draw:polyline draw:style-name="gr49" draw:text-style-name="P7" xml:id="id113" draw:id="id113" draw:layer="layout" svg:width="0cm" svg:height="2.037cm" svg:x="7cm" svg:y="7.962cm" svg:viewBox="0 0 0 2038" draw:points="0,0 0,2038">
          <text:p/>
        </draw:polyline>
        <draw:frame draw:style-name="gr50" draw:text-style-name="P10" draw:layer="layout" svg:width="1.984cm" svg:height="0.962cm" svg:x="2cm" svg:y="11.925cm">
          <draw:text-box>
            <text:p xml:id="id115" text:id="id115" text:style-name="P9"><text:span text:style-name="T1">f(2,3)</text:span></text:p>
          </draw:text-box>
        </draw:frame>
        <draw:frame draw:style-name="gr4" draw:text-style-name="P10" draw:layer="layout" svg:width="2cm" svg:height="0.886cm" svg:x="6cm" svg:y="13.5cm">
          <draw:text-box>
            <text:p xml:id="id121" text:id="id121" text:style-name="P9"><text:span text:style-name="T1">实参</text:span></text:p>
          </draw:text-box>
        </draw:frame>
        <draw:polyline draw:style-name="gr51" draw:text-style-name="P7" xml:id="id116" draw:id="id116" draw:layer="layout" svg:width="3.199cm" svg:height="0cm" svg:x="2.8cm" svg:y="14cm" svg:viewBox="0 0 3200 0" draw:points="0,0 3200,0">
          <text:p/>
        </draw:polyline>
        <draw:polyline draw:style-name="gr22" draw:text-style-name="P7" xml:id="id117" draw:id="id117" draw:layer="layout" svg:width="0cm" svg:height="1.112cm" svg:x="2.8cm" svg:y="12.887cm" svg:viewBox="0 0 0 1113" draw:points="0,0 0,1113">
          <text:p/>
        </draw:polyline>
        <draw:polyline draw:style-name="gr22" draw:text-style-name="P7" xml:id="id118" draw:id="id118" draw:layer="layout" svg:width="0cm" svg:height="0.424cm" svg:x="3.4cm" svg:y="11.5cm" svg:viewBox="0 0 0 425" draw:points="0,425 0,0">
          <text:p/>
        </draw:polyline>
        <draw:polyline draw:style-name="gr22" draw:text-style-name="P7" xml:id="id119" draw:id="id119" draw:layer="layout" svg:width="3.099cm" svg:height="0cm" svg:x="3.4cm" svg:y="11.5cm" svg:viewBox="0 0 3100 0" draw:points="0,0 3100,0">
          <text:p/>
        </draw:polyline>
        <draw:polyline draw:style-name="gr52" draw:text-style-name="P7" xml:id="id120" draw:id="id120" draw:layer="layout" svg:width="0cm" svg:height="1.999cm" svg:x="6.5cm" svg:y="11.5cm" svg:viewBox="0 0 0 2000" draw:points="0,0 0,2000">
          <text:p/>
        </draw:polyline>
        <draw:polyline draw:style-name="gr53" draw:text-style-name="P7" xml:id="id106" draw:id="id106" draw:layer="layout" svg:width="0cm" svg:height="1.101cm" svg:x="14.2cm" svg:y="9.398cm" svg:viewBox="0 0 0 1102" draw:points="0,0 0,1102">
          <text:p/>
        </draw:polyline>
        <draw:polyline draw:style-name="gr54" draw:text-style-name="P7" xml:id="id107" draw:id="id107" draw:layer="layout" svg:width="0cm" svg:height="1.101cm" svg:x="14.8cm" svg:y="9.398cm" svg:viewBox="0 0 0 1102" draw:points="0,0 0,1102">
          <text:p/>
        </draw:polyline>
        <anim:par presentation:node-type="timing-root">
          <anim:par smil:begin="id91.begin">
            <anim:transitionFilter smil:dur="2s" smil:type="miscShapeWipe" smil:subtype="across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2" anim:sub-item="text" smil:attributeName="visibility" smil:to="visible"/>
                  <anim:animate smil:dur="0.5s" smil:fill="hold" smil:targetElement="id92" anim:sub-item="text" smil:attributeName="x" smil:values="x;x" smil:keyTimes="0;1"/>
                  <anim:animate smil:dur="0.5s" smil:fill="hold" smil:targetElement="id9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3" smil:attributeName="visibility" smil:to="visible"/>
                  <anim:animate smil:dur="0.5s" smil:fill="hold" smil:targetElement="id93" smil:attributeName="x" smil:values="x;x" smil:keyTimes="0;1"/>
                  <anim:animate smil:dur="0.5s" smil:fill="hold" smil:targetElement="id9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4" smil:attributeName="visibility" smil:to="visible"/>
                  <anim:animate smil:dur="0.5s" smil:fill="hold" smil:targetElement="id94" smil:attributeName="x" smil:values="x;x" smil:keyTimes="0;1"/>
                  <anim:animate smil:dur="0.5s" smil:fill="hold" smil:targetElement="id9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5" anim:sub-item="text" smil:attributeName="visibility" smil:to="visible"/>
                  <anim:animate smil:dur="0.5s" smil:fill="hold" smil:targetElement="id95" anim:sub-item="text" smil:attributeName="x" smil:values="x;x" smil:keyTimes="0;1"/>
                  <anim:animate smil:dur="0.5s" smil:fill="hold" smil:targetElement="id9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6" smil:attributeName="visibility" smil:to="visible"/>
                  <anim:animate smil:dur="0.5s" smil:fill="hold" smil:targetElement="id96" smil:attributeName="x" smil:values="x;x" smil:keyTimes="0;1"/>
                  <anim:animate smil:dur="0.5s" smil:fill="hold" smil:targetElement="id9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7" smil:attributeName="visibility" smil:to="visible"/>
                  <anim:animate smil:dur="0.5s" smil:fill="hold" smil:targetElement="id97" smil:attributeName="x" smil:values="x;x" smil:keyTimes="0;1"/>
                  <anim:animate smil:dur="0.5s" smil:fill="hold" smil:targetElement="id9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8" smil:attributeName="visibility" smil:to="visible"/>
                  <anim:animate smil:dur="0.5s" smil:fill="hold" smil:targetElement="id98" smil:attributeName="x" smil:values="x;x" smil:keyTimes="0;1"/>
                  <anim:animate smil:dur="0.5s" smil:fill="hold" smil:targetElement="id9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9" anim:sub-item="text" smil:attributeName="visibility" smil:to="visible"/>
                  <anim:animate smil:dur="0.5s" smil:fill="hold" smil:targetElement="id99" anim:sub-item="text" smil:attributeName="x" smil:values="x;x" smil:keyTimes="0;1"/>
                  <anim:animate smil:dur="0.5s" smil:fill="hold" smil:targetElement="id9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0" smil:attributeName="visibility" smil:to="visible"/>
                  <anim:animate smil:dur="0.5s" smil:fill="hold" smil:targetElement="id100" smil:attributeName="x" smil:values="x;x" smil:keyTimes="0;1"/>
                  <anim:animate smil:dur="0.5s" smil:fill="hold" smil:targetElement="id10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1" smil:attributeName="visibility" smil:to="visible"/>
                  <anim:transitionFilter smil:dur="0.5s" smil:targetElement="id101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2" anim:sub-item="text" smil:attributeName="visibility" smil:to="visible"/>
                  <anim:transitionFilter smil:dur="0.5s" smil:targetElement="id10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3" anim:sub-item="text" smil:attributeName="visibility" smil:to="visible"/>
                  <anim:animate smil:dur="0.5s" smil:fill="hold" smil:targetElement="id103" anim:sub-item="text" smil:attributeName="x" smil:values="x;x" smil:keyTimes="0;1"/>
                  <anim:animate smil:dur="0.5s" smil:fill="hold" smil:targetElement="id10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4" anim:sub-item="text" smil:attributeName="visibility" smil:to="visible"/>
                  <anim:animate smil:dur="0.5s" smil:fill="hold" smil:targetElement="id104" anim:sub-item="text" smil:attributeName="x" smil:values="x;x" smil:keyTimes="0;1"/>
                  <anim:animate smil:dur="0.5s" smil:fill="hold" smil:targetElement="id10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5" anim:sub-item="text" smil:attributeName="visibility" smil:to="visible"/>
                  <anim:animate smil:dur="0.5s" smil:fill="hold" smil:targetElement="id105" anim:sub-item="text" smil:attributeName="x" smil:values="x;x" smil:keyTimes="0;1"/>
                  <anim:animate smil:dur="0.5s" smil:fill="hold" smil:targetElement="id10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6" smil:attributeName="visibility" smil:to="visible"/>
                  <anim:animate smil:dur="0.5s" smil:fill="hold" smil:targetElement="id106" smil:attributeName="x" smil:values="x;x" smil:keyTimes="0;1"/>
                  <anim:animate smil:dur="0.5s" smil:fill="hold" smil:targetElement="id10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07" smil:attributeName="visibility" smil:to="visible"/>
                  <anim:animate smil:dur="0.5s" smil:fill="hold" smil:targetElement="id107" smil:attributeName="x" smil:values="x;x" smil:keyTimes="0;1"/>
                  <anim:animate smil:dur="0.5s" smil:fill="hold" smil:targetElement="id10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8" anim:sub-item="text" smil:attributeName="visibility" smil:to="visible"/>
                  <anim:animate smil:dur="0.5s" smil:fill="hold" smil:targetElement="id108" anim:sub-item="text" smil:attributeName="x" smil:values="x;x" smil:keyTimes="0;1"/>
                  <anim:animate smil:dur="0.5s" smil:fill="hold" smil:targetElement="id10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9" smil:attributeName="visibility" smil:to="visible"/>
                  <anim:animate smil:dur="0.5s" smil:fill="hold" smil:targetElement="id109" smil:attributeName="x" smil:values="x;x" smil:keyTimes="0;1"/>
                  <anim:animate smil:dur="0.5s" smil:fill="hold" smil:targetElement="id10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0" smil:attributeName="visibility" smil:to="visible"/>
                  <anim:animate smil:dur="0.5s" smil:fill="hold" smil:targetElement="id110" smil:attributeName="x" smil:values="x;x" smil:keyTimes="0;1"/>
                  <anim:animate smil:dur="0.5s" smil:fill="hold" smil:targetElement="id1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1" smil:attributeName="visibility" smil:to="visible"/>
                  <anim:animate smil:dur="0.5s" smil:fill="hold" smil:targetElement="id111" smil:attributeName="x" smil:values="x;x" smil:keyTimes="0;1"/>
                  <anim:animate smil:dur="0.5s" smil:fill="hold" smil:targetElement="id11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2" smil:attributeName="visibility" smil:to="visible"/>
                  <anim:animate smil:dur="0.5s" smil:fill="hold" smil:targetElement="id112" smil:attributeName="x" smil:values="x;x" smil:keyTimes="0;1"/>
                  <anim:animate smil:dur="0.5s" smil:fill="hold" smil:targetElement="id11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3" smil:attributeName="visibility" smil:to="visible"/>
                  <anim:animate smil:dur="0.5s" smil:fill="hold" smil:targetElement="id113" smil:attributeName="x" smil:values="x;x" smil:keyTimes="0;1"/>
                  <anim:animate smil:dur="0.5s" smil:fill="hold" smil:targetElement="id1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4" anim:sub-item="text" smil:attributeName="visibility" smil:to="visible"/>
                  <anim:animate smil:dur="0.5s" smil:fill="hold" smil:targetElement="id114" anim:sub-item="text" smil:attributeName="x" smil:values="x;x" smil:keyTimes="0;1"/>
                  <anim:animate smil:dur="0.5s" smil:fill="hold" smil:targetElement="id11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5" anim:sub-item="text" smil:attributeName="visibility" smil:to="visible"/>
                  <anim:animate smil:dur="0.5s" smil:fill="hold" smil:targetElement="id115" anim:sub-item="text" smil:attributeName="x" smil:values="x;x" smil:keyTimes="0;1"/>
                  <anim:animate smil:dur="0.5s" smil:fill="hold" smil:targetElement="id11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6" smil:attributeName="visibility" smil:to="visible"/>
                  <anim:animate smil:dur="0.5s" smil:fill="hold" smil:targetElement="id116" smil:attributeName="x" smil:values="x;x" smil:keyTimes="0;1"/>
                  <anim:animate smil:dur="0.5s" smil:fill="hold" smil:targetElement="id11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7" smil:attributeName="visibility" smil:to="visible"/>
                  <anim:animate smil:dur="0.5s" smil:fill="hold" smil:targetElement="id117" smil:attributeName="x" smil:values="x;x" smil:keyTimes="0;1"/>
                  <anim:animate smil:dur="0.5s" smil:fill="hold" smil:targetElement="id1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8" smil:attributeName="visibility" smil:to="visible"/>
                  <anim:animate smil:dur="0.5s" smil:fill="hold" smil:targetElement="id118" smil:attributeName="x" smil:values="x;x" smil:keyTimes="0;1"/>
                  <anim:animate smil:dur="0.5s" smil:fill="hold" smil:targetElement="id11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9" smil:attributeName="visibility" smil:to="visible"/>
                  <anim:animate smil:dur="0.5s" smil:fill="hold" smil:targetElement="id119" smil:attributeName="x" smil:values="x;x" smil:keyTimes="0;1"/>
                  <anim:animate smil:dur="0.5s" smil:fill="hold" smil:targetElement="id11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20" smil:attributeName="visibility" smil:to="visible"/>
                  <anim:animate smil:dur="0.5s" smil:fill="hold" smil:targetElement="id120" smil:attributeName="x" smil:values="x;x" smil:keyTimes="0;1"/>
                  <anim:animate smil:dur="0.5s" smil:fill="hold" smil:targetElement="id1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1" anim:sub-item="text" smil:attributeName="visibility" smil:to="visible"/>
                  <anim:animate smil:dur="0.5s" smil:fill="hold" smil:targetElement="id121" anim:sub-item="text" smil:attributeName="x" smil:values="x;x" smil:keyTimes="0;1"/>
                  <anim:animate smil:dur="0.5s" smil:fill="hold" smil:targetElement="id121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xml:id="id122" draw:id="id122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 xml:id="id123" text:id="id123">数学函数与编程中的函数关系</text:p>
          </draw:text-box>
        </draw:frame>
        <draw:custom-shape draw:name="Note_0" draw:style-name="gr45" draw:text-style-name="P16" xml:id="id124" draw:id="id124" draw:layer="layout" svg:width="4.023cm" svg:height="1.5cm" svg:x="1.4cm" svg:y="3cm">
          <text:p text:style-name="P15"><text:span text:style-name="T8">扩展知识：</text:span></text:p>
          <draw:enhanced-geometry svg:viewBox="0 0 21600 21600" draw:mirror-horizontal="false" draw:mirror-vertical="false" draw:glue-points="?f18 ?f0 ?f20 10800 ?f19 ?f1 ?f21 10800" draw:text-areas="0 0 21600 21600" draw:text-path="true" draw:text-path-mode="shape" draw:text-path-scale="path" draw:text-path-same-letter-heights="false" draw:type="fontwork-wave" draw:modifiers="140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draw:frame draw:style-name="gr55" draw:text-style-name="P8" draw:layer="layout" svg:width="18.5cm" svg:height="2cm" svg:x="6cm" svg:y="3.5cm">
          <draw:text-box>
            <text:p xml:id="id125" text:id="id125"><text:span text:style-name="T1">数学中的</text:span><text:span text:style-name="T1">f(x)</text:span><text:span text:style-name="T1">其实就是编程中的匿名函数，在编程中，一般程序员定义的函数必须要有一个函数名称，方便计算机去解析运行</text:span></text:p>
          </draw:text-box>
        </draw:frame>
        <draw:frame draw:style-name="gr56" draw:text-style-name="P10" draw:layer="layout" svg:width="4.702cm" svg:height="3.806cm" svg:x="1.739cm" svg:y="6cm">
          <draw:text-box>
            <text:p xml:id="id126" text:id="id126" text:style-name="P9"><text:span text:style-name="T1">function a(x)</text:span></text:p>
            <text:p xml:id="id127" text:id="id127" text:style-name="P9"><text:span text:style-name="T1">{</text:span></text:p>
            <text:p xml:id="id128" text:id="id128" text:style-name="P9"><text:span text:style-name="T1"><text:s/></text:span><text:span text:style-name="T1">var result=x+2</text:span></text:p>
            <text:p xml:id="id129" text:id="id129" text:style-name="P9"><text:span text:style-name="T1"><text:s/></text:span><text:span text:style-name="T1">return result</text:span></text:p>
            <text:p xml:id="id130" text:id="id130" text:style-name="P9"><text:span text:style-name="T1">}</text:span></text:p>
          </draw:text-box>
        </draw:frame>
        <draw:polyline draw:style-name="gr57" draw:text-style-name="P7" xml:id="id131" draw:id="id131" draw:layer="layout" svg:width="3.499cm" svg:height="0cm" svg:x="5.5cm" svg:y="6.5cm" svg:viewBox="0 0 3500 0" draw:points="0,0 3500,0">
          <text:p/>
        </draw:polyline>
        <draw:frame draw:style-name="gr10" draw:text-style-name="P10" draw:layer="layout" svg:width="6cm" svg:height="0.962cm" svg:x="9.5cm" svg:y="6cm">
          <draw:text-box>
            <text:p xml:id="id132" text:id="id132" text:style-name="P9"><text:span text:style-name="T1">定义了一个</text:span><text:span text:style-name="T1">a</text:span><text:span text:style-name="T1">函数</text:span></text:p>
          </draw:text-box>
        </draw:frame>
        <draw:frame draw:style-name="gr58" draw:text-style-name="P10" draw:layer="layout" svg:width="11cm" svg:height="1.309cm" svg:x="16cm" svg:y="6cm">
          <draw:text-box>
            <text:p xml:id="id134" text:id="id134" text:style-name="P9"><text:span text:style-name="T3">在需要使用这个函数机器时使用下面的代码调用运行</text:span></text:p>
          </draw:text-box>
        </draw:frame>
        <draw:polyline draw:style-name="gr59" draw:text-style-name="P7" xml:id="id133" draw:id="id133" draw:layer="layout" svg:width="0.999cm" svg:height="0cm" svg:x="15cm" svg:y="6.5cm" svg:viewBox="0 0 1000 0" draw:points="0,0 1000,0">
          <text:p/>
        </draw:polyline>
        <draw:polyline draw:style-name="gr60" draw:text-style-name="P7" xml:id="id135" draw:id="id135" draw:layer="layout" svg:width="0cm" svg:height="1.499cm" svg:x="21cm" svg:y="7cm" svg:viewBox="0 0 0 1500" draw:points="0,0 0,1500">
          <text:p/>
        </draw:polyline>
        <draw:frame draw:style-name="gr10" draw:text-style-name="P10" draw:layer="layout" svg:width="2cm" svg:height="0.962cm" svg:x="20.5cm" svg:y="8.538cm">
          <draw:text-box>
            <text:p xml:id="id136" text:id="id136" text:style-name="P9"><text:span text:style-name="T1">a(4)</text:span></text:p>
          </draw:text-box>
        </draw:frame>
        <draw:frame draw:style-name="gr10" draw:text-style-name="P10" draw:layer="layout" svg:width="5cm" svg:height="0.962cm" svg:x="1.5cm" svg:y="10.938cm">
          <draw:text-box>
            <text:p xml:id="id137" text:id="id137" text:style-name="P9"><text:span text:style-name="T1">数学上的写法</text:span><text:span text:style-name="T1">:</text:span></text:p>
          </draw:text-box>
        </draw:frame>
        <draw:frame draw:style-name="gr10" draw:text-style-name="P8" draw:layer="layout" svg:width="4cm" svg:height="0.962cm" svg:x="5.8cm" svg:y="10.938cm">
          <draw:text-box>
            <text:p xml:id="id138" text:id="id138"><text:span text:style-name="T1">a(x)=x+2</text:span></text:p>
          </draw:text-box>
        </draw:frame>
        <draw:polyline draw:style-name="gr61" draw:text-style-name="P7" xml:id="id139" draw:id="id139" draw:layer="layout" svg:width="4.499cm" svg:height="0cm" svg:x="9.5cm" svg:y="11.5cm" svg:viewBox="0 0 4500 0" draw:points="0,0 4500,0">
          <text:p/>
        </draw:polyline>
        <draw:frame draw:style-name="gr62" draw:text-style-name="P10" draw:layer="layout" svg:width="4.947cm" svg:height="0.886cm" svg:x="9.053cm" svg:y="10.5cm">
          <draw:text-box>
            <text:p xml:id="id140" text:id="id140" text:style-name="P9"><text:span text:style-name="T1">传入参数并运算</text:span></text:p>
          </draw:text-box>
        </draw:frame>
        <draw:frame draw:style-name="gr10" draw:text-style-name="P10" draw:layer="layout" svg:width="3.5cm" svg:height="0.962cm" svg:x="14.5cm" svg:y="11cm">
          <draw:text-box>
            <text:p xml:id="id141" text:id="id141" text:style-name="P9"><text:span text:style-name="T1">a(4)=4+2</text:span></text:p>
          </draw:text-box>
        </draw:frame>
        <anim:par presentation:node-type="timing-root">
          <anim:par smil:begin="id122.begin">
            <anim:transitionFilter smil:dur="2s" smil:type="miscShapeWipe" smil:subtype="across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oval" presentation:preset-sub-type="in">
                  <anim:set smil:begin="0s" smil:dur="0.001s" smil:fill="hold" smil:targetElement="id123" anim:sub-item="text" smil:attributeName="visibility" smil:to="visible"/>
                  <anim:transitionFilter smil:dur="2s" smil:targetElement="id123" anim:sub-item="text" smil:type="ellipseWipe" smil:subtype="vertic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24" smil:attributeName="visibility" smil:to="visible"/>
                  <anim:transitionFilter smil:dur="0.5s" smil:targetElement="id124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25" anim:sub-item="text" smil:attributeName="visibility" smil:to="visible"/>
                  <anim:transitionFilter smil:dur="0.5s" smil:targetElement="id12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1" smil:attributeName="visibility" smil:to="visible"/>
                  <anim:animate smil:dur="0.5s" smil:fill="hold" smil:targetElement="id131" smil:attributeName="x" smil:values="x;x" smil:keyTimes="0;1"/>
                  <anim:animate smil:dur="0.5s" smil:fill="hold" smil:targetElement="id13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2" anim:sub-item="text" smil:attributeName="visibility" smil:to="visible"/>
                  <anim:animate smil:dur="0.5s" smil:fill="hold" smil:targetElement="id132" anim:sub-item="text" smil:attributeName="x" smil:values="x;x" smil:keyTimes="0;1"/>
                  <anim:animate smil:dur="0.5s" smil:fill="hold" smil:targetElement="id13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3" smil:attributeName="visibility" smil:to="visible"/>
                  <anim:animate smil:dur="0.5s" smil:fill="hold" smil:targetElement="id133" smil:attributeName="x" smil:values="x;x" smil:keyTimes="0;1"/>
                  <anim:animate smil:dur="0.5s" smil:fill="hold" smil:targetElement="id13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4" anim:sub-item="text" smil:attributeName="visibility" smil:to="visible"/>
                  <anim:animate smil:dur="0.5s" smil:fill="hold" smil:targetElement="id134" anim:sub-item="text" smil:attributeName="x" smil:values="x;x" smil:keyTimes="0;1"/>
                  <anim:animate smil:dur="0.5s" smil:fill="hold" smil:targetElement="id13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5" smil:attributeName="visibility" smil:to="visible"/>
                  <anim:animate smil:dur="0.5s" smil:fill="hold" smil:targetElement="id135" smil:attributeName="x" smil:values="x;x" smil:keyTimes="0;1"/>
                  <anim:animate smil:dur="0.5s" smil:fill="hold" smil:targetElement="id1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7" anim:sub-item="text" smil:attributeName="visibility" smil:to="visible"/>
                  <anim:animate smil:dur="0.5s" smil:fill="hold" smil:targetElement="id137" anim:sub-item="text" smil:attributeName="x" smil:values="x;x" smil:keyTimes="0;1"/>
                  <anim:animate smil:dur="0.5s" smil:fill="hold" smil:targetElement="id13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8" anim:sub-item="text" smil:attributeName="visibility" smil:to="visible"/>
                  <anim:animate smil:dur="0.5s" smil:fill="hold" smil:targetElement="id138" anim:sub-item="text" smil:attributeName="x" smil:values="x;x" smil:keyTimes="0;1"/>
                  <anim:animate smil:dur="0.5s" smil:fill="hold" smil:targetElement="id13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9" smil:attributeName="visibility" smil:to="visible"/>
                  <anim:animate smil:dur="0.5s" smil:fill="hold" smil:targetElement="id139" smil:attributeName="x" smil:values="x;x" smil:keyTimes="0;1"/>
                  <anim:animate smil:dur="0.5s" smil:fill="hold" smil:targetElement="id1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0" anim:sub-item="text" smil:attributeName="visibility" smil:to="visible"/>
                  <anim:animate smil:dur="0.5s" smil:fill="hold" smil:targetElement="id140" anim:sub-item="text" smil:attributeName="x" smil:values="x;x" smil:keyTimes="0;1"/>
                  <anim:animate smil:dur="0.5s" smil:fill="hold" smil:targetElement="id14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1" anim:sub-item="text" smil:attributeName="visibility" smil:to="visible"/>
                  <anim:animate smil:dur="0.5s" smil:fill="hold" smil:targetElement="id141" anim:sub-item="text" smil:attributeName="x" smil:values="x;x" smil:keyTimes="0;1"/>
                  <anim:animate smil:dur="0.5s" smil:fill="hold" smil:targetElement="id141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xml:id="id142" draw:id="id142">
        <office:forms form:automatic-focus="false" form:apply-design-mode="false"/>
        <draw:frame presentation:style-name="pr4" draw:text-style-name="P1" draw:layer="layout" svg:width="25.199cm" svg:height="2.63cm" svg:x="1cm" svg:y="0.627cm" presentation:class="title" presentation:user-transformed="true">
          <draw:text-box>
            <text:p xml:id="id143" text:id="id143">匿名函数</text:p>
          </draw:text-box>
        </draw:frame>
        <draw:frame draw:style-name="gr63" draw:text-style-name="P10" draw:layer="layout" svg:width="7.5cm" svg:height="1.521cm" svg:x="1.5cm" svg:y="3.257cm">
          <draw:text-box>
            <text:p xml:id="id145" text:id="id145" text:style-name="P9"><text:span text:style-name="T1">匿名函数的意思是这个函数没有特定的函数名称</text:span></text:p>
          </draw:text-box>
        </draw:frame>
        <draw:polyline draw:style-name="gr64" draw:text-style-name="P7" xml:id="id146" draw:id="id146" draw:layer="layout" svg:width="2.499cm" svg:height="0cm" svg:x="9cm" svg:y="3.757cm" svg:viewBox="0 0 2500 0" draw:points="0,0 2500,0">
          <text:p/>
        </draw:polyline>
        <draw:frame draw:style-name="gr10" draw:text-style-name="P10" draw:layer="layout" svg:width="3cm" svg:height="0.962cm" svg:x="11.5cm" svg:y="3.257cm">
          <draw:text-box>
            <text:p xml:id="id147" text:id="id147" text:style-name="P9"><text:span text:style-name="T1">f(x)=x+2</text:span></text:p>
          </draw:text-box>
        </draw:frame>
        <draw:polyline draw:style-name="gr65" draw:text-style-name="P7" xml:id="id150" draw:id="id150" draw:layer="layout" svg:width="0cm" svg:height="0.571cm" svg:x="2.5cm" svg:y="5cm" svg:viewBox="0 0 0 572" draw:points="0,0 0,572">
          <text:p/>
        </draw:polyline>
        <draw:frame draw:style-name="gr66" draw:text-style-name="P10" draw:layer="layout" svg:width="24.5cm" svg:height="7.45cm" svg:x="1.5cm" svg:y="5.55cm">
          <draw:text-box>
            <text:p xml:id="id151" text:id="id151" text:style-name="P9"><text:span text:style-name="T9">var x=get_x() <text:s text:c="16"/>//</text:span><text:span text:style-name="T9">获得从外部传入程序的实际</text:span><text:span text:style-name="T9">x</text:span><text:span text:style-name="T9">参数，并保存到</text:span><text:span text:style-name="T9">x</text:span><text:span text:style-name="T9">变量</text:span></text:p>
            <text:p xml:id="id152" text:id="id152" text:style-name="P9"><text:span text:style-name="T9">function dosomething(method) <text:s/></text:span><text:span text:style-name="T10">//</text:span><text:span text:style-name="T10">定义一个</text:span><text:span text:style-name="T10">dosomething</text:span><text:span text:style-name="T10">函数</text:span><text:span text:style-name="T10">,method</text:span><text:span text:style-name="T10">参数是一个函数</text:span></text:p>
            <text:p xml:id="id153" text:id="id153" text:style-name="P9"><text:span text:style-name="T9">{</text:span></text:p>
            <text:p xml:id="id154" text:id="id154" text:style-name="P9"><text:span text:style-name="T9"><text:s text:c="2"/></text:span><text:span text:style-name="T9">method() <text:s text:c="28"/>//</text:span><text:span text:style-name="T9">执行函数</text:span></text:p>
            <text:p xml:id="id155" text:id="id155" text:style-name="P9"><text:span text:style-name="T9"><text:s text:c="2"/></text:span><text:span text:style-name="T9">console.log( “</text:span><text:span text:style-name="T9">程序结束”</text:span><text:span text:style-name="T9">) <text:s text:c="2"/></text:span></text:p>
            <text:p xml:id="id156" text:id="id156" text:style-name="P9"><text:span text:style-name="T9">}</text:span></text:p>
            <text:p xml:id="id157" text:id="id157" text:style-name="P9"><text:span text:style-name="T9">dosomething(function() <text:s/>//</text:span><text:span text:style-name="T9">执行</text:span><text:span text:style-name="T9">dosomething</text:span><text:span text:style-name="T9">函数，并传入匿名函数</text:span></text:p>
            <text:p xml:id="id158" text:id="id158" text:style-name="P9"><text:span text:style-name="T9">{</text:span></text:p>
            <text:p xml:id="id159" text:id="id159" text:style-name="P9"><text:span text:style-name="T9"><text:s text:c="2"/></text:span><text:span text:style-name="T9">console.log(x+2)</text:span></text:p>
            <text:p xml:id="id160" text:id="id160" text:style-name="P9"><text:span text:style-name="T9">})</text:span></text:p>
          </draw:text-box>
        </draw:frame>
        <draw:custom-shape draw:name="Note_1" draw:style-name="gr45" draw:text-style-name="P16" xml:id="id144" draw:id="id144" draw:layer="layout" svg:width="4.023cm" svg:height="1.5cm" svg:x="1.452cm" svg:y="1.554cm">
          <text:p text:style-name="P15"><text:span text:style-name="T8">扩展知识：</text:span></text:p>
          <draw:enhanced-geometry svg:viewBox="0 0 21600 21600" draw:mirror-horizontal="false" draw:mirror-vertical="false" draw:glue-points="?f18 ?f0 ?f20 10800 ?f19 ?f1 ?f21 10800" draw:text-areas="0 0 21600 21600" draw:text-path="true" draw:text-path-mode="shape" draw:text-path-scale="path" draw:text-path-same-letter-heights="false" draw:type="fontwork-wave" draw:modifiers="140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draw:polyline draw:style-name="gr22" draw:text-style-name="P7" xml:id="id148" draw:id="id148" draw:layer="layout" svg:width="0cm" svg:height="0.78cm" svg:x="13cm" svg:y="4.219cm" svg:viewBox="0 0 0 781" draw:points="0,0 0,781">
          <text:p/>
        </draw:polyline>
        <draw:polyline draw:style-name="gr22" draw:text-style-name="P7" xml:id="id149" draw:id="id149" draw:layer="layout" svg:width="10.499cm" svg:height="0cm" svg:x="2.5cm" svg:y="5cm" svg:viewBox="0 0 10500 0" draw:points="10500,0 0,0">
          <text:p/>
        </draw:polyline>
        <draw:frame draw:style-name="gr67" draw:text-style-name="P10" draw:layer="layout" svg:width="9.5cm" svg:height="1.597cm" svg:x="1.5cm" svg:y="13cm">
          <draw:text-box>
            <text:p xml:id="id161" text:id="id161" text:style-name="P9"><text:span text:style-name="T1">我们执行代码，并往函数机器传入</text:span><text:span text:style-name="T1">x</text:span><text:span text:style-name="T1">参数，值为</text:span><text:span text:style-name="T1">4</text:span><text:span text:style-name="T1">。</text:span></text:p>
          </draw:text-box>
        </draw:frame>
        <draw:polyline draw:style-name="gr68" draw:text-style-name="P7" xml:id="id162" draw:id="id162" draw:layer="layout" svg:width="4.499cm" svg:height="0cm" svg:x="11cm" svg:y="13.5cm" svg:viewBox="0 0 4500 0" draw:points="0,0 4500,0">
          <text:p/>
        </draw:polyline>
        <draw:frame draw:style-name="gr69" draw:text-style-name="P10" draw:layer="layout" svg:width="6.5cm" svg:height="2.232cm" svg:x="16cm" svg:y="12.5cm">
          <draw:text-box>
            <text:p xml:id="id163" text:id="id163" text:style-name="P9"><text:span text:style-name="T1">程序运行完，会输出</text:span></text:p>
            <text:p xml:id="id164" text:id="id164" text:style-name="P9"><text:span text:style-name="T1">6</text:span></text:p>
            <text:p xml:id="id165" text:id="id165" text:style-name="P9"><text:span text:style-name="T1">程序结束</text:span></text:p>
          </draw:text-box>
        </draw:frame>
        <anim:par presentation:node-type="timing-root">
          <anim:par smil:begin="id142.begin">
            <anim:transitionFilter smil:dur="2s" smil:type="miscShapeWipe" smil:subtype="across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oval" presentation:preset-sub-type="in">
                  <anim:set smil:begin="0s" smil:dur="0.001s" smil:fill="hold" smil:targetElement="id143" anim:sub-item="text" smil:attributeName="visibility" smil:to="visible"/>
                  <anim:transitionFilter smil:dur="2s" smil:targetElement="id143" anim:sub-item="text" smil:type="ellipseWipe" smil:subtype="vertic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44" smil:attributeName="visibility" smil:to="visible"/>
                  <anim:transitionFilter smil:dur="0.5s" smil:targetElement="id144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145" anim:sub-item="text" smil:attributeName="visibility" smil:to="visible"/>
                  <anim:transitionFilter smil:dur="0.5s" smil:targetElement="id145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6" smil:attributeName="visibility" smil:to="visible"/>
                  <anim:animate smil:dur="0.5s" smil:fill="hold" smil:targetElement="id146" smil:attributeName="x" smil:values="x;x" smil:keyTimes="0;1"/>
                  <anim:animate smil:dur="0.5s" smil:fill="hold" smil:targetElement="id1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7" anim:sub-item="text" smil:attributeName="visibility" smil:to="visible"/>
                  <anim:animate smil:dur="0.5s" smil:fill="hold" smil:targetElement="id147" anim:sub-item="text" smil:attributeName="x" smil:values="x;x" smil:keyTimes="0;1"/>
                  <anim:animate smil:dur="0.5s" smil:fill="hold" smil:targetElement="id14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8" smil:attributeName="visibility" smil:to="visible"/>
                  <anim:animate smil:dur="0.5s" smil:fill="hold" smil:targetElement="id148" smil:attributeName="x" smil:values="x;x" smil:keyTimes="0;1"/>
                  <anim:animate smil:dur="0.5s" smil:fill="hold" smil:targetElement="id14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9" smil:attributeName="visibility" smil:to="visible"/>
                  <anim:animate smil:dur="0.5s" smil:fill="hold" smil:targetElement="id149" smil:attributeName="x" smil:values="x;x" smil:keyTimes="0;1"/>
                  <anim:animate smil:dur="0.5s" smil:fill="hold" smil:targetElement="id14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0" smil:attributeName="visibility" smil:to="visible"/>
                  <anim:animate smil:dur="0.5s" smil:fill="hold" smil:targetElement="id150" smil:attributeName="x" smil:values="x;x" smil:keyTimes="0;1"/>
                  <anim:animate smil:dur="0.5s" smil:fill="hold" smil:targetElement="id1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1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1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8s" smil:fill="hold" smil:targetElement="id1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1" anim:sub-item="text" smil:attributeName="visibility" smil:to="visible"/>
                  <anim:animate smil:dur="0.5s" smil:fill="hold" smil:targetElement="id161" anim:sub-item="text" smil:attributeName="x" smil:values="x;x" smil:keyTimes="0;1"/>
                  <anim:animate smil:dur="0.5s" smil:fill="hold" smil:targetElement="id16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2" smil:attributeName="visibility" smil:to="visible"/>
                  <anim:animate smil:dur="0.5s" smil:fill="hold" smil:targetElement="id162" smil:attributeName="x" smil:values="x;x" smil:keyTimes="0;1"/>
                  <anim:animate smil:dur="0.5s" smil:fill="hold" smil:targetElement="id1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3" anim:sub-item="text" smil:attributeName="visibility" smil:to="visible"/>
                  <anim:animate smil:dur="0.5s" smil:fill="hold" smil:targetElement="id163" anim:sub-item="text" smil:attributeName="x" smil:values="x;x" smil:keyTimes="0;1"/>
                  <anim:animate smil:dur="0.5s" smil:fill="hold" smil:targetElement="id16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xml:id="id166" draw:id="id166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 xml:id="id167" text:id="id167">对于函数参数的理解</text:p>
          </draw:text-box>
        </draw:frame>
        <draw:frame presentation:style-name="pr7" draw:text-style-name="P19" draw:layer="layout" svg:width="25.1cm" svg:height="6.815cm" svg:x="1.4cm" svg:y="3.685cm" presentation:class="outline" presentation:user-transformed="true">
          <draw:text-box>
            <text:list text:style-name="L2">
              <text:list-header>
                <text:p xml:id="id168" text:id="id168"><text:span text:style-name="T11">我们要知道，函数就是一个机器，参数可以是具体的值，也可以是另外一个函数。至于机器运行逻辑是依照入栈顺序来的，这个太偏计算机领域了，这里就不讲了。其实计算机行业的编程函数就是借用了数学中的函数概念。</text:span></text:p>
                <text:p xml:id="id169" text:id="id169"><text:span text:style-name="T11">其实《道德经》开头就能概括我们所说的意思：“道可道，非常道。名可名，非常名。”</text:span></text:p>
                <text:p xml:id="id170" text:id="id170"><text:span text:style-name="T11">不得不说我们中国古人的智慧真的很厉害，聊聊几个字概括了几乎世间万物</text:span></text:p>
                <text:p><text:span text:style-name="T12"/></text:p>
              </text:list-header>
            </text:list>
          </draw:text-box>
        </draw:frame>
        <anim:par presentation:node-type="timing-root">
          <anim:par smil:begin="id166.begin">
            <anim:transitionFilter smil:dur="2s" smil:type="miscShapeWipe" smil:subtype="across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oval" presentation:preset-sub-type="in">
                  <anim:set smil:begin="0s" smil:dur="0.001s" smil:fill="hold" smil:targetElement="id167" anim:sub-item="text" smil:attributeName="visibility" smil:to="visible"/>
                  <anim:transitionFilter smil:dur="2s" smil:targetElement="id167" anim:sub-item="text" smil:type="ellipseWipe" smil:subtype="vertic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68" anim:sub-item="text" smil:attributeName="visibility" smil:to="visible"/>
                  <anim:transitionFilter smil:dur="0.5s" smil:targetElement="id16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69" anim:sub-item="text" smil:attributeName="visibility" smil:to="visible"/>
                  <anim:transitionFilter smil:dur="0.5s" smil:targetElement="id16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70" anim:sub-item="text" smil:attributeName="visibility" smil:to="visible"/>
                  <anim:transitionFilter smil:dur="0.5s" smil:targetElement="id170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print_20_Plans" presentation:presentation-page-layout-name="AL1T0" xml:id="id171" draw:id="id171">
        <office:forms form:automatic-focus="false" form:apply-design-mode="false"/>
        <draw:frame presentation:style-name="pr10" draw:text-style-name="P1" draw:layer="layout" svg:width="25.199cm" svg:height="3.6cm" svg:x="1.4cm" svg:y="2.25cm" presentation:class="title" presentation:user-transformed="true">
          <draw:text-box>
            <text:p text:style-name="P4">感谢观看</text:p>
          </draw:text-box>
        </draw:frame>
        <draw:frame presentation:style-name="pr2" draw:text-style-name="P3" draw:layer="layout" svg:width="25.199cm" svg:height="7.65cm" svg:x="1.4cm" svg:y="6.6cm" presentation:class="subtitle">
          <draw:text-box>
            <text:p>ppt制作人/主讲：创艺</text:p>
          </draw:text-box>
        </draw:frame>
        <anim:par presentation:node-type="timing-root">
          <anim:par smil:begin="id171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MS Gothic" svg:font-family="'MS Gothic'" style:font-pitch="variable"/>
    <style:font-face style:name="Tahoma1" svg:font-family="Tahoma" style:font-pitch="variable"/>
    <style:font-face style:name="新宋体1" svg:font-family="新宋体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lueprint_5f_Plans-first-bg" draw:display-name="Blueprint_Plans-first-bg" xlink:href="Pictures/10000000000004220000031A708F2938FA32B4A6.png" xlink:type="simple" xlink:show="embed" xlink:actuate="onLoad"/>
    <draw:fill-image draw:name="Blueprint_5f_Plans-first-bg-wide" draw:display-name="Blueprint_Plans-first-bg-wide" xlink:href="Pictures/1000020100000500000002D03918081590A75FCF.png" xlink:type="simple" xlink:show="embed" xlink:actuate="onLoad"/>
    <draw:fill-image draw:name="Blueprint_5f_Plans-second-bg" draw:display-name="Blueprint_Plans-second-bg" xlink:href="Pictures/100000000000033C0000026DFE0BE24429D9C536.png" xlink:type="simple" xlink:show="embed" xlink:actuate="onLoad"/>
    <draw:fill-image draw:name="Blueprint_5f_Plans-second-bg-wide" draw:display-name="Blueprint_Plans-second-bg-wide" xlink:href="Pictures/1000020100000500000002D0F25E20EA381A5EBD.png" xlink:type="simple" xlink:show="embed" xlink:actuate="onLoad"/>
    <draw:marker draw:name="Arrow" svg:viewBox="0 0 20 30" svg:d="M10 0l-10 30h20z"/>
    <draw:marker draw:name="线条箭头_20_1" draw:display-name="线条箭头 1" svg:viewBox="0 0 20 20" svg:d="M0 20l10-20 10 20z"/>
    <draw:marker draw:name="线条箭头_20_10" draw:display-name="线条箭头 10" svg:viewBox="0 0 20 20" svg:d="M0 20l10-20 10 20z"/>
    <draw:marker draw:name="线条箭头_20_11" draw:display-name="线条箭头 11" svg:viewBox="0 0 20 20" svg:d="M0 20l10-20 10 20z"/>
    <draw:marker draw:name="线条箭头_20_12" draw:display-name="线条箭头 12" svg:viewBox="0 0 20 20" svg:d="M0 20l10-20 10 20z"/>
    <draw:marker draw:name="线条箭头_20_13" draw:display-name="线条箭头 13" svg:viewBox="0 0 20 20" svg:d="M0 20l10-20 10 20z"/>
    <draw:marker draw:name="线条箭头_20_14" draw:display-name="线条箭头 14" svg:viewBox="0 0 20 20" svg:d="M0 20l10-20 10 20z"/>
    <draw:marker draw:name="线条箭头_20_15" draw:display-name="线条箭头 15" svg:viewBox="0 0 20 20" svg:d="M0 20l10-20 10 20z"/>
    <draw:marker draw:name="线条箭头_20_16" draw:display-name="线条箭头 16" svg:viewBox="0 0 20 20" svg:d="M0 20l10-20 10 20z"/>
    <draw:marker draw:name="线条箭头_20_17" draw:display-name="线条箭头 17" svg:viewBox="0 0 20 20" svg:d="M0 20l10-20 10 20z"/>
    <draw:marker draw:name="线条箭头_20_18" draw:display-name="线条箭头 18" svg:viewBox="0 0 20 20" svg:d="M0 20l10-20 10 20z"/>
    <draw:marker draw:name="线条箭头_20_19" draw:display-name="线条箭头 19" svg:viewBox="0 0 20 20" svg:d="M0 20l10-20 10 20z"/>
    <draw:marker draw:name="线条箭头_20_2" draw:display-name="线条箭头 2" svg:viewBox="0 0 20 20" svg:d="M0 20l10-20 10 20z"/>
    <draw:marker draw:name="线条箭头_20_20" draw:display-name="线条箭头 20" svg:viewBox="0 0 20 20" svg:d="M0 20l10-20 10 20z"/>
    <draw:marker draw:name="线条箭头_20_21" draw:display-name="线条箭头 21" svg:viewBox="0 0 20 20" svg:d="M0 20l10-20 10 20z"/>
    <draw:marker draw:name="线条箭头_20_22" draw:display-name="线条箭头 22" svg:viewBox="0 0 20 20" svg:d="M0 20l10-20 10 20z"/>
    <draw:marker draw:name="线条箭头_20_23" draw:display-name="线条箭头 23" svg:viewBox="0 0 20 20" svg:d="M0 20l10-20 10 20z"/>
    <draw:marker draw:name="线条箭头_20_24" draw:display-name="线条箭头 24" svg:viewBox="0 0 20 20" svg:d="M0 20l10-20 10 20z"/>
    <draw:marker draw:name="线条箭头_20_25" draw:display-name="线条箭头 25" svg:viewBox="0 0 20 20" svg:d="M0 20l10-20 10 20z"/>
    <draw:marker draw:name="线条箭头_20_26" draw:display-name="线条箭头 26" svg:viewBox="0 0 20 20" svg:d="M0 20l10-20 10 20z"/>
    <draw:marker draw:name="线条箭头_20_28" draw:display-name="线条箭头 28" svg:viewBox="0 0 20 20" svg:d="M0 20l10-20 10 20z"/>
    <draw:marker draw:name="线条箭头_20_29" draw:display-name="线条箭头 29" svg:viewBox="0 0 20 20" svg:d="M0 20l10-20 10 20z"/>
    <draw:marker draw:name="线条箭头_20_3" draw:display-name="线条箭头 3" svg:viewBox="0 0 20 20" svg:d="M0 20l10-20 10 20z"/>
    <draw:marker draw:name="线条箭头_20_4" draw:display-name="线条箭头 4" svg:viewBox="0 0 20 20" svg:d="M0 20l10-20 10 20z"/>
    <draw:marker draw:name="线条箭头_20_5" draw:display-name="线条箭头 5" svg:viewBox="0 0 20 20" svg:d="M0 20l10-20 10 20z"/>
    <draw:marker draw:name="线条箭头_20_6" draw:display-name="线条箭头 6" svg:viewBox="0 0 20 20" svg:d="M0 20l10-20 10 20z"/>
    <draw:marker draw:name="线条箭头_20_7" draw:display-name="线条箭头 7" svg:viewBox="0 0 20 20" svg:d="M0 20l10-20 10 20z"/>
    <draw:marker draw:name="线条箭头_20_8" draw:display-name="线条箭头 8" svg:viewBox="0 0 20 20" svg:d="M0 20l10-20 10 20z"/>
    <draw:marker draw:name="线条箭头_20_9" draw:display-name="线条箭头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新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编号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编号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12T10:42:53.298000000</meta:creation-date>
    <meta:editing-duration>PT3H58M54S</meta:editing-duration>
    <meta:editing-cycles>118</meta:editing-cycles>
    <meta:generator>LibreOffice/7.0.6.2$Windows_X86_64 LibreOffice_project/144abb84a525d8e30c9dbbefa69cbbf2d8d4ae3b</meta:generator>
    <dc:title>Blueprint Plans</dc:title>
    <dc:date>2022-03-12T17:26:26.815000000</dc:date>
    <meta:document-statistic meta:object-count="207"/>
  </office:meta>
</office:document-meta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n>2</mn>
              <mi>x</mi>
            </mrow>
          </mrow>
          <mo fence="true" stretchy="false">)</mo>
        </mrow>
        <mo stretchy="false">=</mo>
        <mn>2</mn>
      </mrow>
      <mrow>
        <mi>x</mi>
        <mo stretchy="false">+</mo>
        <mn>2</mn>
      </mrow>
    </mrow>
    <annotation encoding="StarMath 5.0">f(2x)=2x +2
</annotation>
  </semantics>
</math>
</file>

<file path=Object 4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n>2</mn>
              <mi>x</mi>
            </mrow>
          </mrow>
          <mo fence="true" stretchy="false">)</mo>
        </mrow>
        <mo stretchy="false">=</mo>
        <mrow>
          <mn>3</mn>
          <mo stretchy="false">×</mo>
          <mn>2</mn>
        </mrow>
      </mrow>
      <mrow>
        <mrow>
          <mi>x</mi>
          <mo stretchy="false">+</mo>
          <mn>2</mn>
        </mrow>
        <mo stretchy="false">=</mo>
        <mn>6</mn>
      </mrow>
      <mrow>
        <mi>x</mi>
        <mo stretchy="false">+</mo>
        <mn>2</mn>
      </mrow>
    </mrow>
    <annotation encoding="StarMath 5.0">f(2x)=3 times 2x +2=6x+2
</annotation>
  </semantics>
</math>
</file>